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2126*"/>
    </style:style>
    <style:style style:name="表1.B" style:family="table-column">
      <style:table-column-properties style:column-width="10.428cm" style:rel-column-width="40170*"/>
    </style:style>
    <style:style style:name="表1.C" style:family="table-column">
      <style:table-column-properties style:column-width="3.863cm" style:rel-column-width="14880*"/>
    </style:style>
    <style:style style:name="表1.D" style:family="table-column">
      <style:table-column-properties style:column-width="2.17cm" style:rel-column-width="835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55cm" style:rel-column-width="2119*"/>
    </style:style>
    <style:style style:name="表2.B" style:family="table-column">
      <style:table-column-properties style:column-width="3.948cm" style:rel-column-width="15206*"/>
    </style:style>
    <style:style style:name="表2.C" style:family="table-column">
      <style:table-column-properties style:column-width="10.343cm" style:rel-column-width="39844*"/>
    </style:style>
    <style:style style:name="表2.D" style:family="table-column">
      <style:table-column-properties style:column-width="2.171cm" style:rel-column-width="8366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55cm" style:rel-column-width="2119*"/>
    </style:style>
    <style:style style:name="表3.B" style:family="table-column">
      <style:table-column-properties style:column-width="16.462cm" style:rel-column-width="63416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language-asian="ja" style:country-asian="JP" style:font-size-complex="15pt"/>
    </style:style>
    <style:style style:name="P3" style:family="paragraph" style:parent-style-name="Standard">
      <style:text-properties style:font-name="Arial" fo:font-size="16pt" style:font-name-asian="Arial" style:font-size-asian="16pt" style:font-size-complex="16pt"/>
    </style:style>
    <style:style style:name="P4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5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6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P7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8" style:family="paragraph" style:parent-style-name="Standard">
      <style:text-properties fo:color="#3333ff" fo:font-size="20pt" fo:background-color="#ffcc00" style:font-size-asian="20pt" style:font-size-complex="20pt"/>
    </style:style>
    <style:style style:name="P9" style:family="paragraph" style:parent-style-name="Table_20_Contents">
      <style:text-properties fo:font-size="15pt" style:font-size-asian="15pt" style:font-size-complex="15pt"/>
    </style:style>
    <style:style style:name="P10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1" style:family="paragraph" style:parent-style-name="Standard" style:list-style-name="L1"/>
    <style:style style:name="P12" style:family="paragraph" style:parent-style-name="Standard">
      <style:text-properties fo:font-size="15pt" style:font-size-asian="15pt" style:font-size-complex="15pt"/>
    </style:style>
    <style:style style:name="P13" style:family="paragraph" style:parent-style-name="Standard" style:list-style-name="L1">
      <style:text-properties fo:font-size="15pt" style:font-size-asian="15pt" style:font-size-complex="15pt"/>
    </style:style>
    <style:style style:name="P14" style:family="paragraph" style:parent-style-name="Standard" style:list-style-name="L1">
      <style:text-properties fo:font-size="15pt" style:font-size-asian="15pt" style:language-asian="ja" style:country-asian="JP" style:font-size-complex="15pt"/>
    </style:style>
    <style:style style:name="P15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16" style:family="paragraph" style:parent-style-name="Standard">
      <style:text-properties fo:color="#3333ff" fo:font-size="20pt" fo:background-color="#ffcc00" style:font-size-asian="20pt" style:font-size-complex="20pt"/>
    </style:style>
    <style:style style:name="P17" style:family="paragraph" style:parent-style-name="Footnote">
      <style:text-properties fo:font-size="13pt" style:font-size-asian="13pt" style:font-size-complex="13pt"/>
    </style:style>
    <style:style style:name="T1" style:family="text">
      <style:text-properties fo:color="#3333ff"/>
    </style:style>
    <style:style style:name="T2" style:family="text">
      <style:text-properties fo:color="#009900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style:font-size-asian="15pt" style:language-asian="ja" style:country-asian="JP" style:font-size-complex="15pt"/>
    </style:style>
    <style:style style:name="T5" style:family="text">
      <style:text-properties style:language-asian="ja" style:country-asian="JP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pubs.rsc.org/en/content/articlelanding/2017/cs/c6cs00066e#!divAbstract" text:style-name="Internet_20_link" text:visited-style-name="Visited_20_Internet_20_Link">https://pubs.rsc.org/en/content/articlelanding/2017/cs/c6cs00066e#!divAbstract</text:a></text:p>
      <text:p text:style-name="P1"/>
      <text:p text:style-name="P2"/>
      <text:p text:style-name="P1"/>
      <text:p text:style-name="P1">M-47</text:p>
      <text:p text:style-name="P4"/>
      <text:p text:style-name="P8">#17</text:p>
      <text:section text:style-name="Sect1" text:name="セクション16">
        <text:p text:style-name="P1"><text:s/>4.1.2. Non-thermal plasmas</text:p>
        <text:p text:style-name="P5"/>
        <text:p text:style-name="P1">In its simplest way,</text:p>
        <text:p text:style-name="P1"/>
        <text:p text:style-name="P1"><text:s/>a non-thermal plasma is created by applying a potential difference between two parallel electrodes,</text:p>
        <text:p text:style-name="P1"/>
        <text:p text:style-name="P1"><text:s/>which are inserted in a reactor filled with gas (or they form the reactor walls).</text:p>
        <text:p text:style-name="P1"/>
        <text:p text:style-name="P5"/>
        <text:p text:style-name="P8">#17.0.1</text:p>
        <text:p text:style-name="P1"><text:s/>This potential difference creates an electric field,</text:p>
        <text:p text:style-name="P1"/>
        <text:p text:style-name="P1"><text:s/>which causes so-called gas breakdown,</text:p>
        <text:p text:style-name="P1"/>
        <text:p text:style-name="P1"><text:s/>i.</text:p>
        <text:p text:style-name="P1"/>
        <text:p text:style-name="P1">e. the gas ‘breaks up’ (to some extent) into positive ions and electrons,</text:p>
        <text:p text:style-name="P1"/>
        <text:p text:style-name="P1"><text:s/>although the majority of the gas molecules still remain neutral.</text:p>
        <text:p text:style-name="P1"/>
        <text:p text:style-name="P5"/>
        <text:p text:style-name="P1"/>
        <text:p text:style-name="P8">#17.0.2</text:p>
        <text:p text:style-name="P1"><text:s/>The electrons are accelerated by this electric field towards the positive electrode (anode).</text:p>
        <text:p text:style-name="P1"/>
        <text:p text:style-name="P1"><text:s/>When they collide with gas molecules,</text:p>
        <text:p text:style-name="P1"/>
        <text:p text:style-name="P1"><text:s/>it can give rise to ionization,</text:p>
        <text:p text:style-name="P1"/>
        <text:p text:style-name="P1"><text:s/>excitation and dissociation.</text:p>
        <text:p text:style-name="P1"/>
        <text:p text:style-name="P5"/>
        <text:p text:style-name="P8">#17.0.3</text:p>
        <text:p text:style-name="P1"><text:s/>The ionization collisions create new electrons and ions; the ions are accelerated by the electric field towards the negative electrode (cathode),</text:p>
        <text:p text:style-name="P1"/>
        <text:p text:style-name="P1"><text:s/>where they cause secondary electron emission.</text:p>
        <text:p text:style-name="P1"/>
        <text:p text:style-name="P1"><text:s/>The new electrons – created by ionization or secondary electron emission at the cathode – can then further give rise to further ionization collisions.</text:p>
        <text:p text:style-name="P1"/>
        <text:p text:style-name="P5"/>
        <text:p text:style-name="P8"><text:soft-page-break/>#17.0.4</text:p>
        <text:p text:style-name="P1"><text:s/>These processes make the plasma self-sustaining.</text:p>
        <text:p text:style-name="P1"/>
        <text:p text:style-name="P1"><text:s/>The excitation collisions create excited molecules,</text:p>
        <text:p text:style-name="P1"/>
        <text:p text:style-name="P1"><text:s/>which can decay to the ground-state (or another lower level),</text:p>
        <text:p text:style-name="P1"/>
        <text:p text:style-name="P1"><text:s/>thereby emitting light,</text:p>
        <text:p text:style-name="P1"/>
        <text:p text:style-name="P1"><text:s/>which is one of the characteristic features of plasmas.</text:p>
        <text:p text:style-name="P4"/>
        <text:p text:style-name="P8">#17.1</text:p>
        <text:p text:style-name="P1"><text:s/>Finally,</text:p>
        <text:p text:style-name="P1"/>
        <text:p text:style-name="P1"><text:s/>the dissociation collisions create radicals,</text:p>
        <text:p text:style-name="P1"/>
        <text:p text:style-name="P1"><text:s/>which can easily form new compounds,</text:p>
        <text:p text:style-name="P1"/>
        <text:p text:style-name="P1"><text:s/>and this forms the basis of the gas conversion applications of non-thermal plasmas.</text:p>
        <text:p text:style-name="P4"/>
        <text:p text:style-name="P8">#17.1.1</text:p>
        <text:p text:style-name="P1"/>
        <text:p text:style-name="P1">Although this way of plasma creation,</text:p>
        <text:p text:style-name="P1"/>
        <text:p text:style-name="P1"><text:s/>i.</text:p>
        <text:p text:style-name="P1"/>
        <text:p text:style-name="P1">e. by applying a potential difference between two electrodes,</text:p>
        <text:p text:style-name="P1"/>
        <text:p text:style-name="P1"><text:s/>is #%only one possibility to create a plasma,</text:p>
        <text:p text:style-name="P1"/>
        <text:p text:style-name="P1"><text:s/>the principle of gas activation by electrons,</text:p>
        <text:p text:style-name="P1"/>
        <text:p text:style-name="P1"><text:s/>creating reactive species (ions,</text:p>
        <text:p text:style-name="P1"/>
        <text:p text:style-name="P1"><text:s/>excited species,</text:p>
        <text:p text:style-name="P1"/>
        <text:p text:style-name="P1"><text:s/>radicals) is equally valid for other types of plasmas as well,</text:p>
        <text:p text:style-name="P1"/>
        <text:p text:style-name="P1"><text:s/>and will be discussed in Section 4.2 below.</text:p>
        <text:p text:style-name="P1"/>
        <text:p text:style-name="P5"/>
        <text:p text:style-name="P8">#17.1.2</text:p>
        <text:p text:style-name="P1"><text:s/>In general,</text:p>
        <text:p text:style-name="P1"/>
        <text:p text:style-name="P1"><text:s/>this gas activation by electrons is also the reason for the good energy efficiency of CO2 conversion by non-thermal plasmas,</text:p>
        <text:p text:style-name="P1"/>
        <text:p text:style-name="P1"><text:s/>as will be explained below.</text:p>
        <text:p text:style-name="P1"/>
        <text:p text:style-name="P1"/>
        <text:p text:style-name="P5"/>
        <text:p text:style-name="P8">#17.1.2</text:p>
        <text:p text:style-name="P1">In non-thermal plasmas,</text:p>
        <text:p text:style-name="P1"/>
        <text:p text:style-name="P1"><text:s/>the electrons are indeed characterized by a much higher temperature than the heavy particles,</text:p>
        <text:p text:style-name="P1"/>
        <text:p text:style-name="P1"><text:soft-page-break/><text:s/>leading to the non-LTE condition,</text:p>
        <text:p text:style-name="P1"/>
        <text:p text:style-name="P1"><text:s/>as mentioned above.</text:p>
        <text:p text:style-name="P1"/>
        <text:p text:style-name="P1"><text:s/>As a result of all the different species,</text:p>
        <text:p text:style-name="P1"/>
        <text:p text:style-name="P1"><text:s/>the relationship between all their different temperatures can become quite complex,</text:p>
        <text:p text:style-name="P1"/>
        <text:p text:style-name="P1"><text:s/>but conventionally the temperature of the electrons (Te) is the highest,</text:p>
        <text:p text:style-name="P1"/>
        <text:p text:style-name="P1"><text:s/>followed by the vibrationally excited molecules (Tv),</text:p>
        <text:p text:style-name="P1"/>
        <text:p text:style-name="P1"><text:s/>while the lowest temperature is shared by the neutral species (T0, or simply the gas temperature,</text:p>
        <text:p text:style-name="P1"/>
        <text:p text:style-name="P1"><text:s/>Tg),</text:p>
        <text:p text:style-name="P1"/>
        <text:p text:style-name="P1"><text:s/>the ions (Ti) and the rotational degrees of freedom of the molecules (Tr); hence the temperature order is: Te ≫ Tv &gt; Tr ≈ Ti ≈ T0.21 </text:p>
        <text:p text:style-name="P1"/>
        <text:p text:style-name="P1">In most cases, the electron temperature is in the order of 1 eV (∼10 000 K),</text:p>
        <text:p text:style-name="P1"/>
        <text:p text:style-name="P1"><text:s/>while the gas temperature remains close to room temperature.</text:p>
        <text:p text:style-name="P1"/>
        <text:p text:style-name="P1"><text:s/>This high electron temperature is due to the small mass of the electrons,</text:p>
        <text:p text:style-name="P1"/>
        <text:p text:style-name="P1"><text:s/>allowing them to be easily accelerated by the applied electromagnetic fields,</text:p>
        <text:p text:style-name="P1"/>
        <text:p text:style-name="P1"><text:s/>whereas the heavy particles – even the ions – are not easily accelerated.</text:p>
        <text:p text:style-name="P1"/>
        <text:p text:style-name="P4"/>
        <text:p text:style-name="P8">#17.1.3</text:p>
        <text:p text:style-name="P1"><text:s/>Furthermore,</text:p>
        <text:p text:style-name="P1"/>
        <text:p text:style-name="P1"><text:s/>due to the large mass difference,</text:p>
        <text:p text:style-name="P1"/>
        <text:p text:style-name="P1"><text:s/>the electrons lose less energy during elastic collisions with heavy particles,</text:p>
        <text:p text:style-name="P1"/>
        <text:p text:style-name="P1"><text:s/>so they can easily keep their high energy gained from the electric field.</text:p>
        <text:p text:style-name="P1"/>
        <text:p text:style-name="P1"/>
        <text:p text:style-name="P5"/>
        <text:p text:style-name="P8">#17.1.4</text:p>
        <text:p text:style-name="P1">As mentioned above,</text:p>
        <text:p text:style-name="P1"/>
        <text:p text:style-name="P1"><text:s/>the electrons can be considered as the initiators of the highly reactive chemical mixture.</text:p>
        <text:p text:style-name="P1"/>
        <text:p text:style-name="P1"><text:s/>This is obviously one of the key advantages of non-thermal plasma technology: it allows gases – even as unreactive as CO2 – to be ‘activated’ at room temperature by the highly energetic electrons.</text:p>
        <text:p text:style-name="P1"/>
        <text:p text:style-name="P5"/>
        <text:p text:style-name="P8">#17.1.4</text:p>
        <text:p text:style-name="P1"><text:s/>Accordingly,</text:p>
        <text:p text:style-name="P1"/>
        <text:p text:style-name="P1"><text:s/>there is no need to heat the entire <text:soft-page-break/>reactor or the gas,</text:p>
        <text:p text:style-name="P1"/>
        <text:p text:style-name="P1"><text:s/>because the discharge and the associated reactions are easily initiated by applying an electromagnetic field.</text:p>
        <text:p text:style-name="P1"/>
        <text:p text:style-name="P5"/>
        <text:p text:style-name="P8">#17.1.5</text:p>
        <text:p text:style-name="P1"><text:s/>This results in the second key advantage of non-thermal plasma technology for CO2 conversion,</text:p>
        <text:p text:style-name="P1"/>
        <text:p text:style-name="P1"><text:s/>namely that it is a very flexible,</text:p>
        <text:p text:style-name="P1"/>
        <text:p text:style-name="P1"><text:s/>or so-called turnkey,</text:p>
        <text:p text:style-name="P1"/>
        <text:p text:style-name="P1"><text:s/>process,</text:p>
        <text:p text:style-name="P1"/>
        <text:p text:style-name="P1"><text:s/>since it can easily and,</text:p>
        <text:p text:style-name="P1"/>
        <text:p text:style-name="P1"><text:s/>more importantly,</text:p>
        <text:p text:style-name="P1"/>
        <text:p text:style-name="P1"><text:s/>instantaneously be switched on and off,</text:p>
        <text:p text:style-name="P1"/>
        <text:p text:style-name="P1"><text:s/>with conversion and product yield stabilization times generally lower than 30 minutes.</text:p>
        <text:p text:style-name="P1"/>
        <text:p text:style-name="P5"/>
        <text:p text:style-name="P8">#17.1.6</text:p>
        <text:p text:style-name="P1"><text:s/>Furthermore,</text:p>
        <text:p text:style-name="P1"/>
        <text:p text:style-name="P1"><text:s/>its power consumption can easily be scaled and adjusted.</text:p>
        <text:p text:style-name="P1"/>
        <text:p text:style-name="P1"><text:s/>As such,</text:p>
        <text:p text:style-name="P1"/>
        <text:p text:style-name="P1"><text:s/>it has the inherent ability to be(come) one of the most suitable technologies to utilize excess intermittent renewable energy (e.</text:p>
        <text:p text:style-name="P1"/>
        <text:p text:style-name="P1">g. energy originating from wind turbines or solar panels) and for storing it in a chemical form.</text:p>
        <text:p text:style-name="P1"/>
        <text:p text:style-name="P1"><text:s/>Indeed,</text:p>
        <text:p text:style-name="P1"/>
        <text:p text:style-name="P1"><text:s/>this makes it suitable for both peak shaving and,</text:p>
        <text:p text:style-name="P1"/>
        <text:p text:style-name="P1"><text:s/>more importantly,</text:p>
        <text:p text:style-name="P1"/>
        <text:p text:style-name="P1"><text:s/>grid stabilization,</text:p>
        <text:p text:style-name="P1"/>
        <text:p text:style-name="P1"><text:s/>by being able to adapt to the irregular supply of renewable electricity.</text:p>
        <text:p text:style-name="P1"/>
        <text:p text:style-name="P1"/>
        <text:p text:style-name="P5"/>
        <text:p text:style-name="P8">#17.2</text:p>
        <text:p text:style-name="P1"><text:s/>Hence,</text:p>
        <text:p text:style-name="P1"/>
        <text:p text:style-name="P1"><text:s/>in essence the current transition to renewable energy sources not only gives plasma processes a clean electricity source,</text:p>
        <text:p text:style-name="P1"/>
        <text:p text:style-name="P1"><text:s/>but plasma-based CO2 conversion technology can also provide a solution for the imbalance between energy supply and demand by enabling the storage of electrical energy in a <text:soft-page-break/>desirable chemical form according to the market needs.</text:p>
        <text:p text:style-name="P1"/>
        <text:p text:style-name="P1"/>
        <text:p text:style-name="P5"/>
        <text:p text:style-name="P8">#17.2.1</text:p>
        <text:p text:style-name="P1">Additional advantages compared to the other emerging technologies for CO2 conversion are the low investment cost for the reactors,</text:p>
        <text:p text:style-name="P1"/>
        <text:p text:style-name="P1"><text:s/>as they do not rely on rare earth materials,</text:p>
        <text:p text:style-name="P1"/>
        <text:p text:style-name="P1"><text:s/>and last but not least,</text:p>
        <text:p text:style-name="P1"/>
        <text:p text:style-name="P1"><text:s/>their simple scalability from watt to megawatt applications,</text:p>
        <text:p text:style-name="P1"/>
        <text:p text:style-name="P1"><text:s/>as already demonstrated by the successful development of ozone generators.</text:p>
        <text:p text:style-name="P1"/>
        <text:p text:style-name="P1">80 </text:p>
        <text:p text:style-name="P1"/>
        <text:p text:style-name="P5"/>
        <text:p text:style-name="P8">#17.2.2</text:p>
        <text:p text:style-name="P1">Due to their extreme scalability,</text:p>
        <text:p text:style-name="P1"/>
        <text:p text:style-name="P1"><text:s/>the applications can vary hugely in both scale and application type,</text:p>
        <text:p text:style-name="P1"/>
        <text:p text:style-name="P1"><text:s/>starting from small devices,</text:p>
        <text:p text:style-name="P1"/>
        <text:p text:style-name="P1"><text:s/>such as on board vehicles for exhaust treatment or to provide on board fuel cell feeds81 as well as in household-scale devices for indoor air treatment,</text:p>
        <text:p text:style-name="P1"/>
        <text:p text:style-name="P1">82,83 to medium on-demand installations,</text:p>
        <text:p text:style-name="P1"/>
        <text:p text:style-name="P1"><text:s/>such as modular containerized plant concepts84 or in in situ CO production,</text:p>
        <text:p text:style-name="P1"/>
        <text:p text:style-name="P1">85 and finally to large-scale industrial plants.</text:p>
        <text:p text:style-name="P1"/>
        <text:p text:style-name="P1"><text:s/>This scalability and flexibility in applications also gives plasma technology a high #%locational flexibility.</text:p>
        <text:p text:style-name="P1"/>
        <text:p text:style-name="P1"><text:s/>As such,</text:p>
        <text:p text:style-name="P1"/>
        <text:p text:style-name="P1"><text:s/>both production on demand and remote production become possible,</text:p>
        <text:p text:style-name="P1"/>
        <text:p text:style-name="P1"><text:s/>which is a critical point for %%carbon capture and utilization (CCU) techniques.</text:p>
        <text:p text:style-name="P1"/>
        <text:p text:style-name="P1"/>
        <text:p text:style-name="P5"/>
        <text:p text:style-name="P8">#17.3</text:p>
        <text:p text:style-name="P1">On the other hand,</text:p>
        <text:p text:style-name="P1"/>
        <text:p text:style-name="P1"><text:s/>for the comparison made here with other novel technologies,</text:p>
        <text:p text:style-name="P1"/>
        <text:p text:style-name="P1"><text:s/>the reliance of non-thermal plasma technology on indirect solar energy in the form of electricity is at the same time a limiting factor for the overall solar-to-fuel conversion efficiency,</text:p>
        <text:p text:style-name="P1"/>
        <text:p text:style-name="P1"><text:soft-page-break/><text:s/>compared to technologies that can harvest solar energy in a direct form.</text:p>
        <text:p text:style-name="P1"/>
        <text:p text:style-name="P5"/>
        <text:p text:style-name="P8">#17.3.1</text:p>
        <text:p text:style-name="P1"><text:s/>However,</text:p>
        <text:p text:style-name="P1"/>
        <text:p text:style-name="P1"><text:s/>when looking at the broader picture,</text:p>
        <text:p text:style-name="P1"/>
        <text:p text:style-name="P1"><text:s/>its ability to rely on multiple energy sources again gives plasma technology a huge advantage regarding locational flexibility,</text:p>
        <text:p text:style-name="P1"/>
        <text:p text:style-name="P1"><text:s/>not to mention that it can be operated 24/7, even when the sun is not shining.</text:p>
        <text:p text:style-name="P1"/>
        <text:p text:style-name="P1"/>
        <text:p text:style-name="P5"/>
        <text:p text:style-name="P8">#17.3.2</text:p>
        <text:p text:style-name="P1">Although non-thermal plasma is good at creating a non-equilibrium condition by ‘activating’ stable molecules,</text:p>
        <text:p text:style-name="P1"/>
        <text:p text:style-name="P1"><text:s/>it is absolutely #%non-selective in the formation of targeted products.</text:p>
        <text:p text:style-name="P1"/>
        <text:p text:style-name="P1"><text:s/>More specifically,</text:p>
        <text:p text:style-name="P1"/>
        <text:p text:style-name="P1"><text:s/>the reactive species created by the electrons react according to the laws of chemical kinetics,</text:p>
        <text:p text:style-name="P1"/>
        <text:p text:style-name="P1"><text:s/>and as such,</text:p>
        <text:p text:style-name="P1"/>
        <text:p text:style-name="P1"><text:s/>they recombine into a (large) number of different products,</text:p>
        <text:p text:style-name="P1"/>
        <text:p text:style-name="P1"><text:s/>depending on the reaction conditions,</text:p>
        <text:p text:style-name="P1"/>
        <text:p text:style-name="P1"><text:s/>not to mention that the formed products can again be destroyed by new electron collisions.</text:p>
        <text:p text:style-name="P1"/>
        <text:p text:style-name="P5"/>
        <text:p text:style-name="P8">#17.3.3</text:p>
        <text:p text:style-name="P1"><text:s/>For pure CO2 splitting,</text:p>
        <text:p text:style-name="P1"/>
        <text:p text:style-name="P1"><text:s/>this is not much of an issue,</text:p>
        <text:p text:style-name="P1"/>
        <text:p text:style-name="P1"><text:s/>since CO and O2 (together with small amounts of O3) are basically the only products that can be formed.</text:p>
        <text:p text:style-name="P1"/>
        <text:p text:style-name="P5"/>
        <text:p text:style-name="P8">#17.3.4</text:p>
        <text:p text:style-name="P1"><text:s/>However,</text:p>
        <text:p text:style-name="P1"/>
        <text:p text:style-name="P1"><text:s/>when combining CO2 with other reactants,</text:p>
        <text:p text:style-name="P1"/>
        <text:p text:style-name="P1"><text:s/>such as CH4, H2O or H2, a wide variety of products can be formed,</text:p>
        <text:p text:style-name="P1"/>
        <text:p text:style-name="P1"><text:s/>including syngas (CO and H2) and higher hydrocarbons (C2Hx,</text:p>
        <text:p text:style-name="P1"/>
        <text:p text:style-name="P1"><text:s/>C3Hy,</text:p>
        <text:p text:style-name="P1"/>
        <text:p text:style-name="P1"><text:s/>C4Hz) as well as several oxygenates,</text:p>
        <text:p text:style-name="P1"/>
        <text:p text:style-name="P1"><text:s/>e.</text:p>
        <text:p text:style-name="P1"><text:soft-page-break/></text:p>
        <text:p text:style-name="P1">g. methanol,</text:p>
        <text:p text:style-name="P1"/>
        <text:p text:style-name="P1"><text:s/>ethanol,</text:p>
        <text:p text:style-name="P1"/>
        <text:p text:style-name="P1"><text:s/>dimethyl ether,</text:p>
        <text:p text:style-name="P1"/>
        <text:p text:style-name="P1"><text:s/>formaldehyde,</text:p>
        <text:p text:style-name="P1"/>
        <text:p text:style-name="P1"><text:s/>acetaldehyde and carboxylic acids.</text:p>
        <text:p text:style-name="P1"/>
        <text:p text:style-name="P1"><text:s/>For that reason,</text:p>
        <text:p text:style-name="P1"/>
        <text:p text:style-name="P1"><text:s/>the combination with catalysis is also highly desirable for plasma technology when targeting the selective production of specific compounds (see Section 4.3). </text:p>
      </text:section>
      <text:p text:style-name="P1"/>
      <text:p text:style-name="P5"/>
      <text:p text:style-name="P8">#18</text:p>
      <text:section text:style-name="Sect1" text:name="セクション17">
        <text:p text:style-name="P1"><text:s/>4.1.3. Warm plasmas</text:p>
        <text:p text:style-name="P1"/>
        <text:p text:style-name="P1">Conventional thermal and non-thermal discharges #%cannot simultaneously provide a high level of non-equilibrium and a high electron density,</text:p>
        <text:p text:style-name="P1"/>
        <text:p text:style-name="P1"><text:s/>whereas most prospective plasmachemical applications require both,</text:p>
        <text:p text:style-name="P1"/>
        <text:p text:style-name="P1"><text:s/>i.</text:p>
        <text:p text:style-name="P1"/>
        <text:p text:style-name="P1">e. a high power (as translated in a high electron density) for efficient reactor productivity and a high degree of non-equilibrium to selectively populate certain degrees of freedom,</text:p>
        <text:p text:style-name="P1"/>
        <text:p text:style-name="P1"><text:s/>such as vibrationally excited states (see Section 4.1.4 below).</text:p>
        <text:p text:style-name="P1"/>
        <text:p text:style-name="P1">86 </text:p>
        <text:p text:style-name="P1"/>
        <text:p text:style-name="P5"/>
        <text:p text:style-name="P8">#18.0.1</text:p>
        <text:p text:style-name="P1">Recent studies have revealed that a transitional type of plasma,</text:p>
        <text:p text:style-name="P1"/>
        <text:p text:style-name="P1"><text:s/>so-called warm discharge or warm plasma,</text:p>
        <text:p text:style-name="P1"/>
        <text:p text:style-name="P1"><text:s/>which operates at the boundary – and hence shares properties – of both thermal and non-thermal plasmas,</text:p>
        <text:p text:style-name="P1"/>
        <text:p text:style-name="P1"><text:s/>might be very promising for CO2 conversion.</text:p>
        <text:p text:style-name="P1"/>
        <text:p text:style-name="P5"/>
        <text:p text:style-name="P8">#18.0.2</text:p>
        <text:p text:style-name="P1"><text:s/>These are non-equilibrium discharges,</text:p>
        <text:p text:style-name="P1"/>
        <text:p text:style-name="P1"><text:s/>which are not only able to supply (re)active species,</text:p>
        <text:p text:style-name="P1"/>
        <text:p text:style-name="P1"><text:s/>but also offer some controlled level of %%translational temperature<text:note text:id="ftn0" text:note-class="footnote"><text:note-citation>1</text:note-citation><text:note-body><text:p text:style-name="P17">http://science.shinshu-u.ac.jp/~tiiyama/?page_id=4309</text:p></text:note-body></text:note>.</text:p>
        <text:p text:style-name="P1"><text:soft-page-break/></text:p>
        <text:p text:style-name="P1"/>
        <text:p text:style-name="P5"/>
        <text:p text:style-name="P8">#18.0.3</text:p>
        <text:p text:style-name="P1"><text:s/>Although this translational gas temperature is still much lower than the electron temperature,</text:p>
        <text:p text:style-name="P1"/>
        <text:p text:style-name="P1"><text:s/>it is significantly higher than room temperature and can easily reach up to 2000–3000 K.</text:p>
        <text:p text:style-name="P1"/>
        <text:p text:style-name="P1"><text:s/>Hence,</text:p>
        <text:p text:style-name="P1"/>
        <text:p text:style-name="P1"><text:s/>these warm plasmas are able to create the advantage of a non-equilibrium condition,</text:p>
        <text:p text:style-name="P1"/>
        <text:p text:style-name="P1"><text:s/>while at the same time they can influence the chemical kinetics due to this higher gas temperature.</text:p>
        <text:p text:style-name="P1"/>
        <text:p text:style-name="P1"/>
        <text:p text:style-name="P1"/>
        <text:p text:style-name="P1">For the application of CO2 conversion,</text:p>
        <text:p text:style-name="P1"/>
        <text:p text:style-name="P1"><text:s/>however,</text:p>
        <text:p text:style-name="P1"/>
        <text:p text:style-name="P1"><text:s/>it is not the increased temperature that makes these discharges most interesting,</text:p>
        <text:p text:style-name="P1"/>
        <text:p text:style-name="P1"><text:s/>but rather their characteristic %%electron energy distribution,</text:p>
        <text:p text:style-name="P1"/>
        <text:p text:style-name="P1"><text:s/>which leads to most of the electron energy going into the vibrational excitation of CO2, as will be discussed below.</text:p>
        <text:p text:style-name="P1"/>
        <text:p text:style-name="P1"><text:s/>The latter is indeed known to provide the most energy efficient and hence most important channel for CO2 dissociation.</text:p>
        <text:p text:style-name="P1"/>
        <text:p text:style-name="P5">@@@</text:p>
        <text:p text:style-name="P8">#18.1</text:p>
        <text:p text:style-name="P1">21,87 In fact,</text:p>
        <text:p text:style-name="P1"/>
        <text:p text:style-name="P1"><text:s/>in recent modelling studies,</text:p>
        <text:p text:style-name="P1"/>
        <text:p text:style-name="P1"><text:s/>it was suggested that the higher gas temperature inherent to these warm discharges is actually an unwanted effect.</text:p>
        <text:p text:style-name="P1"/>
        <text:p text:style-name="P1">88–90 As such,</text:p>
        <text:p text:style-name="P1"/>
        <text:p text:style-name="P1"><text:s/>the development of ‘cooler’ warm discharges might be beneficial for further increasing the CO2 conversion and energy efficiency.</text:p>
        <text:p text:style-name="P1"/>
        <text:p text:style-name="P1"><text:s/></text:p>
      </text:section>
      <text:p text:style-name="P5"><text:soft-page-break/></text:p>
      <text:p text:style-name="P8">#19</text:p>
      <text:section text:style-name="Sect1" text:name="セクション18">
        <text:p text:style-name="P1"><text:s/>4.1.4. CO2 dissociation channels</text:p>
        <text:p text:style-name="P1"/>
        <text:p text:style-name="P1">For a better understanding of the difference between non-thermal and %%warm discharges,</text:p>
        <text:p text:style-name="P1"/>
        <text:p text:style-name="P1"><text:s/>and specifically between the different discharge types described in Section 4.2 below,</text:p>
        <text:p text:style-name="P1"/>
        <text:p text:style-name="P1"><text:s/>we provide an overview of the different channels of energy transferred by electrons to CO2. As mentioned,</text:p>
        <text:p text:style-name="P1"/>
        <text:p text:style-name="P1"><text:s/>the electrons receive their energy from the electric field in non-thermal plasmas,</text:p>
        <text:p text:style-name="P1"/>
        <text:p text:style-name="P1"><text:s/>and subsequently,</text:p>
        <text:p text:style-name="P1"/>
        <text:p text:style-name="P1"><text:s/>through collisions,</text:p>
        <text:p text:style-name="P1"/>
        <text:p text:style-name="P1"><text:s/>this energy is distributed between elastic energy losses and different channels of excitation,</text:p>
        <text:p text:style-name="P1"/>
        <text:p text:style-name="P1"><text:s/>ionization and dissociation.</text:p>
        <text:p text:style-name="P1"/>
        <text:p text:style-name="P1"><text:s/>Fig.</text:p>
        <text:p text:style-name="P1"/>
        <text:p text:style-name="P1"><text:s/>11 illustrates the fraction of the energy transferred to the different channels of the excitation,</text:p>
        <text:p text:style-name="P1"/>
        <text:p text:style-name="P1"><text:s/>ionization and dissociation of CO2, as a function of the reduced electric field (E/n).</text:p>
        <text:p text:style-name="P1"/>
        <text:p text:style-name="P1">91 The reduced electric field is the ratio of the electric field in the plasma over the neutral gas density and has distinctive values for different plasma types.</text:p>
        <text:p text:style-name="P1"/>
        <text:p text:style-name="P1"><text:s/>For example,</text:p>
        <text:p text:style-name="P1"/>
        <text:p text:style-name="P1"><text:s/>a dielectric barrier discharge (DBD),</text:p>
        <text:p text:style-name="P1"/>
        <text:p text:style-name="P1"><text:s/>which is one of the most common types of non-thermal plasmas for CO2 conversion (see Section 4.2.1), has a reduced electric field in the range above 200 Td (Townsend; 1 Td = 10−21 V m2), whereas microwave (MW) and gliding arc (GA) discharges (which belong to the category of warm plasmas; see Sections 4.2.2 and 4.2.3) typically operate well below this range (about 50 Td).</text:p>
        <text:p text:style-name="P1"/>
        <text:p text:style-name="P1"><text:s/></text:p>
        <text:p text:style-name="P1"/>
        <text:p text:style-name="P1">Fig.</text:p>
        <text:p text:style-name="P1"/>
        <text:p text:style-name="P1"><text:s/>11 Fraction of electron energy transferred to different channels of excitation,</text:p>
        <text:p text:style-name="P1"/>
        <text:p text:style-name="P1"><text:s/>as well as to the ionization and dissociation of CO2, as a function of the reduced electric field (E/n),</text:p>
        <text:p text:style-name="P1"/>
        <text:p text:style-name="P1"><text:s/>as calculated from the corresponding <text:soft-page-break/>cross-sections of the electron-impact reactions.</text:p>
        <text:p text:style-name="P1"/>
        <text:p text:style-name="P1"><text:s/>The E/n regions characteristic for MW and GA plasma and for DBD plasma are indicated.</text:p>
        <text:p text:style-name="P1"/>
        <text:p text:style-name="P1"><text:s/></text:p>
        <text:p text:style-name="P1"/>
        <text:p text:style-name="P1"><text:s/>From Fig.</text:p>
        <text:p text:style-name="P1"/>
        <text:p text:style-name="P1"><text:s/>11, it is clear that the value of the reduced electric field will have wide implications on the distribution of the electron energy among the different channels.</text:p>
        <text:p text:style-name="P1"/>
        <text:p text:style-name="P1"><text:s/>In the region above 200 Td,</text:p>
        <text:p text:style-name="P1"/>
        <text:p text:style-name="P1"><text:s/>70–80% of the electron energy goes into electronic excitation,</text:p>
        <text:p text:style-name="P1"/>
        <text:p text:style-name="P1"><text:s/>about 5% is transferred to dissociation,</text:p>
        <text:p text:style-name="P1"/>
        <text:p text:style-name="P1"><text:s/>5% is used for ionization (increasing with E/n),</text:p>
        <text:p text:style-name="P1"/>
        <text:p text:style-name="P1"><text:s/>while only 10% goes into vibrational excitation (decreasing with E/n).</text:p>
        <text:p text:style-name="P1"/>
        <text:p text:style-name="P1"><text:s/>Around 50 Td,</text:p>
        <text:p text:style-name="P1"/>
        <text:p text:style-name="P1"><text:s/>however,</text:p>
        <text:p text:style-name="P1"/>
        <text:p text:style-name="P1"><text:s/>only 10% goes into electronic excitation and #%90% of the energy goes into vibrational excitations.</text:p>
        <text:p text:style-name="P1"/>
        <text:p text:style-name="P1"><text:s/>It is important to keep in mind that the addition of different gases (e.</text:p>
        <text:p text:style-name="P1"/>
        <text:p text:style-name="P1">g. Ar,</text:p>
        <text:p text:style-name="P1"/>
        <text:p text:style-name="P1"><text:s/>He,</text:p>
        <text:p text:style-name="P1"/>
        <text:p text:style-name="P1"><text:s/>N2, H2O, H2, CH4) has an influence on the distribution of these channels.</text:p>
        <text:p text:style-name="P1"/>
        <text:p text:style-name="P5"/>
        <text:p text:style-name="P8">#19.1</text:p>
        <text:p text:style-name="P1"/>
        <text:p text:style-name="P1">92 Hence,</text:p>
        <text:p text:style-name="P1"/>
        <text:p text:style-name="P1"><text:s/>even during the pure decomposition of CO2 into CO and O2, there will be an effect on this distribution.</text:p>
        <text:p text:style-name="P1"/>
        <text:p text:style-name="P1"/>
        <text:p text:style-name="P1"/>
        <text:p text:style-name="P1">The distribution of energy into different modes,</text:p>
        <text:p text:style-name="P1"/>
        <text:p text:style-name="P1"><text:s/>and especially the fraction going into vibrational excitation,</text:p>
        <text:p text:style-name="P1"/>
        <text:p text:style-name="P1"><text:s/>is very important,</text:p>
        <text:p text:style-name="P1"/>
        <text:p text:style-name="P1"><text:s/>since,</text:p>
        <text:p text:style-name="P1"/>
        <text:p text:style-name="P1"><text:s/>as mentioned above,</text:p>
        <text:p text:style-name="P1"/>
        <text:p text:style-name="P1"><text:s/>it is known that the #%vibrational levels of CO2 can play an important role in the efficient dissociation of CO2. To achieve direct electron-impact dissociation,</text:p>
        <text:p text:style-name="P1"/>
        <text:p text:style-name="P1"><text:soft-page-break/><text:s/>an electron #%needs to have enough energy (&gt;7 eV) to excite CO2 into a dissociative (i.</text:p>
        <text:p text:style-name="P1"/>
        <text:p text:style-name="P1">e. repulsive) electronic state,</text:p>
        <text:p text:style-name="P1"/>
        <text:p text:style-name="P1"><text:s/>which will lead to its dissociation into CO and O (see Fig.</text:p>
        <text:p text:style-name="P1"/>
        <text:p text:style-name="P1"><text:s/>12). As such,</text:p>
        <text:p text:style-name="P1"/>
        <text:p text:style-name="P1"><text:s/>the amount of energy spent is much higher than the theoretical value necessary for C[double bond,</text:p>
        <text:p text:style-name="P1"/>
        <text:p text:style-name="P1"><text:s/>length as m-dash]O bond breaking (5.5 eV).</text:p>
        <text:p text:style-name="P1"/>
        <text:p text:style-name="P1"><text:s/>Due to the special nature of the CO2 molecule,</text:p>
        <text:p text:style-name="P1"/>
        <text:p text:style-name="P1"><text:s/>a more efficient dissociation pathway is based on its vibrational excitation.</text:p>
        <text:p text:style-name="P1"/>
        <text:p text:style-name="P1"><text:s/>This pathway starts with electron-impact–vibrational-excitation of the lowest vibrational levels,</text:p>
        <text:p text:style-name="P1"/>
        <text:p text:style-name="P1"><text:s/>followed by vibrational–vibrational (VV) collisions.</text:p>
        <text:p text:style-name="P1"/>
        <text:p text:style-name="P1"><text:s/>This so-called ladder-climbing gradually populates the higher vibrational levels,</text:p>
        <text:p text:style-name="P1"/>
        <text:p text:style-name="P1"><text:s/>which eventually leads to dissociation of the CO2 molecule (see also Fig.</text:p>
        <text:p text:style-name="P1"/>
        <text:p text:style-name="P1"><text:s/>12). In this way,</text:p>
        <text:p text:style-name="P1"/>
        <text:p text:style-name="P1"><text:s/>it is possible to dissociate CO2 more efficiently,</text:p>
        <text:p text:style-name="P1"/>
        <text:p text:style-name="P1"><text:s/>since only the minimum amount of 5.5 eV for bond breaking is needed,</text:p>
        <text:p text:style-name="P1"/>
        <text:p text:style-name="P1"><text:s/>compared to the overshoot in the case of electronic excitation–dissociation.</text:p>
        <text:p text:style-name="P1"/>
        <text:p text:style-name="P1">91 </text:p>
        <text:p text:style-name="P1"/>
        <text:p text:style-name="P1"><text:s/>Fig.</text:p>
        <text:p text:style-name="P1"/>
        <text:p text:style-name="P1"><text:s/>12 Schematic of some CO2 electronic and vibrational levels,</text:p>
        <text:p text:style-name="P1"/>
        <text:p text:style-name="P1"><text:s/>illustrating that much more energy is needed for direct electronic excitation–dissociation than for #%step-wise vibrational excitation,</text:p>
        <text:p text:style-name="P1"/>
        <text:p text:style-name="P1"><text:s/>i.</text:p>
        <text:p text:style-name="P1"/>
        <text:p text:style-name="P1">e. the so-called %%ladder-climbing process (reproduced from ref.</text:p>
        <text:p text:style-name="P1"/>
        <text:p text:style-name="P1"><text:s/>91 with permission from the Royal Society of Chemistry).</text:p>
        <text:p text:style-name="P1"/>
        <text:p text:style-name="P1"><text:s/></text:p>
      </text:section>
      <text:p text:style-name="P1"/>
      <text:p text:style-name="P5"/>
      <text:p text:style-name="P7">#20</text:p>
      <text:section text:style-name="Sect1" text:name="セクション19">
        <text:p text:style-name="P1"><text:soft-page-break/><text:s/>4.2. #%<text:span text:style-name="T2">Different types of plasma set-ups</text:span> used for CO2 conversion</text:p>
        <text:p text:style-name="P1"/>
        <text:p text:style-name="P1">As mentioned above,</text:p>
        <text:p text:style-name="P1"/>
        <text:p text:style-name="P1"><text:s/>in recent years,</text:p>
        <text:p text:style-name="P1"/>
        <text:p text:style-name="P1"><text:s/>there has been an increasing interest in the use of plasma technology for CO2 conversion.</text:p>
        <text:p text:style-name="P1"/>
        <text:p text:style-name="P1"><text:s/>Experiments have been carried out in several types of plasmas.</text:p>
        <text:p text:style-name="P1"/>
        <text:p text:style-name="P1"><text:s/>The most common types reported in the literature are dielectric barrier discharges (DBDs),</text:p>
        <text:p text:style-name="P1"/>
        <text:p text:style-name="P1"><text:s/>microwave (MW) and gliding arc (GA) discharges,</text:p>
        <text:p text:style-name="P1"/>
        <text:p text:style-name="P1"><text:s/>although other types have been used as well (e.</text:p>
        <text:p text:style-name="P1"/>
        <text:p text:style-name="P1">g. radiofrequency,</text:p>
        <text:p text:style-name="P1"/>
        <text:p text:style-name="P1"><text:s/>corona,</text:p>
        <text:p text:style-name="P1"/>
        <text:p text:style-name="P1"><text:s/>glow,</text:p>
        <text:p text:style-name="P1"/>
        <text:p text:style-name="P1"><text:s/>spark and nanosecond pulse discharges).</text:p>
        <text:p text:style-name="P1"/>
        <text:p text:style-name="P1"><text:s/>A DBD is a typical example of a ‘non-thermal plasma’,</text:p>
        <text:p text:style-name="P1"/>
        <text:p text:style-name="P1"><text:s/>where the gas is more or less at room temperature,</text:p>
        <text:p text:style-name="P1"/>
        <text:p text:style-name="P1"><text:s/>and the electrons are heated to temperatures of 2–3 eV (∼20 000–30 000 K) by the strong electric field in the plasma.</text:p>
        <text:p text:style-name="P1"/>
        <text:p text:style-name="P1"><text:s/>The MW and GA discharges are examples of ‘warm plasmas’ (see Section 4.1.3 above).</text:p>
        <text:p text:style-name="P1"/>
        <text:p text:style-name="P1"><text:s/>The gas can reach temperatures of up to 1000 K and more,</text:p>
        <text:p text:style-name="P1"/>
        <text:p text:style-name="P1"><text:s/>and the electron temperature is typically up to a few eV.</text:p>
        <text:p text:style-name="P1"/>
        <text:p text:style-name="P1"><text:s/>The operating conditions and characteristic features of the three major plasma types for CO2 conversion are explained here,</text:p>
        <text:p text:style-name="P1"/>
        <text:p text:style-name="P1"><text:s/>as well as for some other plasma types that have also been applied for CO2 conversion.</text:p>
        <text:p text:style-name="P1"/>
        <text:p text:style-name="P1"/>
        <text:p text:style-name="P1">4.2.1. Dielectric barrier discharge (DBD)</text:p>
        <text:p text:style-name="P1"/>
        <text:p text:style-name="P1">Dielectric barrier discharges (DBDs),</text:p>
        <text:p text:style-name="P1"/>
        <text:p text:style-name="P1"><text:s/>also called ‘silent discharges’,</text:p>
        <text:p text:style-name="P1"/>
        <text:p text:style-name="P1"><text:s/>have been known for more than a century.</text:p>
        <text:p text:style-name="P1"/>
        <text:p text:style-name="P1"><text:s/>The first experimental investigations were reported by Siemens in 1857 and were concentrated on the most well-known industrial application of DBDs,</text:p>
        <text:p text:style-name="P1"/>
        <text:p text:style-name="P1"><text:soft-page-break/><text:s/>i.</text:p>
        <text:p text:style-name="P1"/>
        <text:p text:style-name="P1">e. ozone generation.</text:p>
        <text:p text:style-name="P1"/>
        <text:p text:style-name="P1">80 For an extensive overview of the history,</text:p>
        <text:p text:style-name="P1"/>
        <text:p text:style-name="P1"><text:s/>discharge physics and industrial applications of DBDs,</text:p>
        <text:p text:style-name="P1"/>
        <text:p text:style-name="P1"><text:s/>we refer to the review of Kogelschatz et al.</text:p>
        <text:p text:style-name="P1"/>
        <text:p text:style-name="P1">80</text:p>
        <text:p text:style-name="P1"/>
        <text:p text:style-name="P1">A DBD consists of two plane-parallel or concentric metal electrodes and,</text:p>
        <text:p text:style-name="P1"/>
        <text:p text:style-name="P1"><text:s/>as its name suggests,</text:p>
        <text:p text:style-name="P1"/>
        <text:p text:style-name="P1"><text:s/>it contains at least one %dielectric barrier (e.</text:p>
        <text:p text:style-name="P1"/>
        <text:p text:style-name="P1">g. glass,</text:p>
        <text:p text:style-name="P1"/>
        <text:p text:style-name="P1"><text:s/>quartz,</text:p>
        <text:p text:style-name="P1"/>
        <text:p text:style-name="P1"><text:s/>ceramic material or polymers) in between the electrodes.</text:p>
        <text:p text:style-name="P1"/>
        <text:p text:style-name="P1">78,80,86,93 The purpose of the dielectric barrier is to restrict the electric current and thus to prevent the formation of sparks and/or arcs.</text:p>
        <text:p text:style-name="P1"/>
        <text:p text:style-name="P1">93 </text:p>
        <text:p text:style-name="P1"/>
        <text:p text:style-name="P5"/>
        <text:p text:style-name="P7">#20.1</text:p>
        <text:p text:style-name="P1">A gas flow is applied between the (discharge) gap,</text:p>
        <text:p text:style-name="P1"/>
        <text:p text:style-name="P1"><text:s/>which can typically vary from 0.1 mm (e.</text:p>
        <text:p text:style-name="P1"/>
        <text:p text:style-name="P1">g. in plasma displays),</text:p>
        <text:p text:style-name="P1"/>
        <text:p text:style-name="P1"><text:s/>to over 1 mm (e.</text:p>
        <text:p text:style-name="P1"/>
        <text:p text:style-name="P1">g. for ozone generators) to several cm (e.</text:p>
        <text:p text:style-name="P1"/>
        <text:p text:style-name="P1">g. in %CO2 lasers).</text:p>
        <text:p text:style-name="P1"/>
        <text:p text:style-name="P1">78,86 </text:p>
        <text:p text:style-name="P1"/>
        <text:p text:style-name="P5"/>
        <text:p text:style-name="P7">#20.2</text:p>
        <text:p text:style-name="P1">Some typical planar (top) and cylindrical (bottom) DBD configurations are shown in Fig.</text:p>
        <text:p text:style-name="P1"/>
        <text:p text:style-name="P1"><text:s/>13. In general,</text:p>
        <text:p text:style-name="P1"/>
        <text:p text:style-name="P1"><text:s/>DBDs operate at approximately atmospheric pressure (0.1–10 atm,</text:p>
        <text:p text:style-name="P1"/>
        <text:p text:style-name="P1"><text:s/>but usually 1 atm),</text:p>
        <text:p text:style-name="P1"/>
        <text:p text:style-name="P1"><text:s/>while an alternating voltage with an amplitude of 1–100 kV and a frequency of a few Hz to MHz is applied between both electrodes.</text:p>
        <text:p text:style-name="P1"/>
        <text:p text:style-name="P1"><text:s/></text:p>
        <text:p text:style-name="P1"/>
        <text:p text:style-name="P1">To ignite the discharge,</text:p>
        <text:p text:style-name="P1"><text:soft-page-break/></text:p>
        <text:p text:style-name="P1"><text:s/>or more specifically,</text:p>
        <text:p text:style-name="P1"/>
        <text:p text:style-name="P1"><text:s/>to transport current in the discharge gap,</text:p>
        <text:p text:style-name="P1"/>
        <text:p text:style-name="P1"><text:s/>an electric field high enough to cause breakdown in the gas needs to be applied.</text:p>
        <text:p text:style-name="P1"/>
        <text:p text:style-name="P1"><text:s/>This breakdown voltage (Vb) can be determined according to Paschen's Law,</text:p>
        <text:p text:style-name="P1"/>
        <text:p text:style-name="P1"><text:s/>and is a function of the pressure (p) and the gap distance (d):</text:p>
        <text:p text:style-name="P1"/>
        <text:p text:style-name="P1"><text:s/>where C,</text:p>
        <text:p text:style-name="P1"/>
        <text:p text:style-name="P1"><text:s/>D and γ are the gas (or mixture) specific parameters.</text:p>
        <text:p text:style-name="P1"/>
        <text:p text:style-name="P1"><text:s/>Upon breakdown of the gas,</text:p>
        <text:p text:style-name="P1"/>
        <text:p text:style-name="P1"><text:s/>most often a non-uniform plasma,</text:p>
        <text:p text:style-name="P1"/>
        <text:p text:style-name="P1"><text:s/>consisting of a large number of micro-discharges (or filaments),</text:p>
        <text:p text:style-name="P1"/>
        <text:p text:style-name="P1"><text:s/>is observed (indicated as purple in the top-left panel of Fig.</text:p>
        <text:p text:style-name="P1"/>
        <text:p text:style-name="P1"><text:s/>13). This mode is called the ‘%filamentary mode’,</text:p>
        <text:p text:style-name="P1"/>
        <text:p text:style-name="P1"><text:s/>and plasma formation is restricted to these micro-discharges.</text:p>
        <text:p text:style-name="P1"/>
        <text:p text:style-name="P1"><text:s/>The occurrence of a filamentary mode,</text:p>
        <text:p text:style-name="P1"/>
        <text:p text:style-name="P1"><text:s/>as opposed to a homogeneous mode,</text:p>
        <text:p text:style-name="P1"/>
        <text:p text:style-name="P1"><text:s/>depends on the type of gas.</text:p>
        <text:p text:style-name="P1"/>
        <text:p text:style-name="P1"><text:s/>Most gases,</text:p>
        <text:p text:style-name="P1"/>
        <text:p text:style-name="P1"><text:s/>including CO2, give rise to a filamentary mode.</text:p>
        <text:p text:style-name="P1"/>
        <text:p text:style-name="P1"><text:s/>It is stated that the volume of the micro-discharges,</text:p>
        <text:p text:style-name="P1"/>
        <text:p text:style-name="P1"><text:s/>and hence the plasma volume,</text:p>
        <text:p text:style-name="P1"/>
        <text:p text:style-name="P1"><text:s/>comprises about 1–10% of the total gas volume.</text:p>
        <text:p text:style-name="P1"/>
        <text:p text:style-name="P1">94,95 The rest of the gas is not ionized and serves as background reservoir to absorb the energy dissipated in the micro-discharges and to collect and transport the long-lived species created in the micro-discharges.</text:p>
        <text:p text:style-name="P1"/>
        <text:p text:style-name="P1">80 For a more detailed physical description on the formation of these micro-discharges,</text:p>
        <text:p text:style-name="P1"/>
        <text:p text:style-name="P1"><text:s/>we refer to the review of Fridman et al.</text:p>
        <text:p text:style-name="P1"/>
        <text:p text:style-name="P1">86</text:p>
      </text:section>
      <text:p text:style-name="P1"/>
      <text:p text:style-name="P1">]20200610_191426</text:p>
      <text:p text:style-name="P1"/>
      <text:p text:style-name="P5"/>
      <text:p text:style-name="P7"><text:soft-page-break/>#21</text:p>
      <text:section text:style-name="Sect1" text:name="セクション20">
        <text:p text:style-name="P1"><text:s/>4.2.2. Microwave (MW) discharge</text:p>
        <text:p text:style-name="P1"/>
        <text:p text:style-name="P1">Microwave discharges operate according to a different principle and belong to the group of warm plasmas.</text:p>
        <text:p text:style-name="P1"/>
        <text:p text:style-name="P1"><text:s/>They are electrode-less and as their name suggests,</text:p>
        <text:p text:style-name="P1"/>
        <text:p text:style-name="P1"><text:s/>the electric power is applied as microwaves,</text:p>
        <text:p text:style-name="P1"/>
        <text:p text:style-name="P1"><text:s/>i.</text:p>
        <text:p text:style-name="P1"/>
        <text:p text:style-name="P1">e. electromagnetic radiation in the frequency range of 300 MHz to 10 GHz.</text:p>
        <text:p text:style-name="P1"/>
        <text:p text:style-name="P1"><text:s/>There exist several different types of MW plasmas,</text:p>
        <text:p text:style-name="P1"/>
        <text:p text:style-name="P1"><text:s/>e.</text:p>
        <text:p text:style-name="P1"/>
        <text:p text:style-name="P1">g. cavity induced plasmas,</text:p>
        <text:p text:style-name="P1"/>
        <text:p text:style-name="P1"><text:s/>free expanding atmospheric plasma torches,</text:p>
        <text:p text:style-name="P1"/>
        <text:p text:style-name="P1"><text:s/>electron cyclotron resonance plasmas and surface-wave discharges.</text:p>
        <text:p text:style-name="P1"/>
        <text:p text:style-name="P1"><text:s/>For more details about the different microwave discharges,</text:p>
        <text:p text:style-name="P1"/>
        <text:p text:style-name="P1"><text:s/>we refer to several reviews in the literature.</text:p>
        <text:p text:style-name="P1"/>
        <text:p text:style-name="P1">21,78,93,96</text:p>
        <text:p text:style-name="P1"/>
        <text:p text:style-name="P1">In the so-called %%<text:span text:style-name="T1">surface-wave discharge</text:span>,</text:p>
        <text:p text:style-name="P1"/>
        <text:p text:style-name="P1"><text:s/>which is most commonly used for CO2 conversion research,</text:p>
        <text:p text:style-name="P1"/>
        <text:p text:style-name="P1"><text:s/>the gas flows through a quartz tube – which is transparent to microwave radiation – intersecting with a rectangular wave guide,</text:p>
        <text:p text:style-name="P1"/>
        <text:p text:style-name="P1"><text:s/>where the discharge is initiated,</text:p>
        <text:p text:style-name="P1"/>
        <text:p text:style-name="P1"><text:s/>see Fig.</text:p>
        <text:p text:style-name="P1"/>
        <text:p text:style-name="P1"><text:s/>14. This system,</text:p>
        <text:p text:style-name="P1"/>
        <text:p text:style-name="P1"><text:s/>also called ‘guide-surfatron’,</text:p>
        <text:p text:style-name="P1"/>
        <text:p text:style-name="P1"><text:s/>involves surface waves.</text:p>
        <text:p text:style-name="P1"/>
        <text:p text:style-name="P1"><text:s/>The microwaves propagate along the interface between the quartz tube and the plasma column.</text:p>
        <text:p text:style-name="P1"/>
        <text:p text:style-name="P1"><text:s/>The wave energy is absorbed by the plasma.</text:p>
        <text:p text:style-name="P1"/>
        <text:p text:style-name="P1"><text:s/>Characteristic features are the wavelength (815 MHz or 2.45 GHz),</text:p>
        <text:p text:style-name="P1"/>
        <text:p text:style-name="P1"><text:s/>which is comparable to the length of the apparatus,</text:p>
        <text:p text:style-name="P1"/>
        <text:p text:style-name="P1"><text:s/>and the short period of the exciting microwave field.</text:p>
        <text:p text:style-name="P1"><text:soft-page-break/></text:p>
        <text:p text:style-name="P1"><text:s/>Surface-wave discharges can be created both at reduced and at atmospheric pressure,</text:p>
        <text:p text:style-name="P1"/>
        <text:p text:style-name="P1"><text:s/>but in the pressure regime above 0.1 atm they approach a state of LTE.</text:p>
        <text:p text:style-name="P1"/>
        <text:p text:style-name="P1">78 </text:p>
        <text:p text:style-name="P1"/>
        <text:p text:style-name="P5"/>
        <text:p text:style-name="P7">#21.1</text:p>
        <text:p text:style-name="P1"><text:s/>4.2.3. Gliding arc (GA) discharge</text:p>
        <text:p text:style-name="P1"/>
        <text:p text:style-name="P1">A gliding arc (GA) discharge is also a warm plasma,</text:p>
        <text:p text:style-name="P1"/>
        <text:p text:style-name="P1"><text:s/>combining advantages of both thermal and non-thermal plasma systems.</text:p>
        <text:p text:style-name="P1"/>
        <text:p text:style-name="P1">86 It is a transient type of arc discharge.</text:p>
        <text:p text:style-name="P1"/>
        <text:p text:style-name="P1"><text:s/>At high currents,</text:p>
        <text:p text:style-name="P1"/>
        <text:p text:style-name="P1"><text:s/>the periodic discharge typically evolves during one cycle from an arc to a strongly %%<text:span text:style-name="T1">non-equilibrium discharge</text:span>.</text:p>
        <text:p text:style-name="P1"/>
        <text:p text:style-name="P1"><text:s/>The %%<text:span text:style-name="T1">non-equilibrium GA</text:span> is a very sophisticated physical phenomenon: this transitional quasi-equilibrium/non-equilibrium discharge is essentially non-uniform in time and in space,</text:p>
        <text:p text:style-name="P1"/>
        <text:p text:style-name="P1"><text:s/>and includes an internal transition from thermal to non-thermal mechanisms of ionization.</text:p>
        <text:p text:style-name="P1"/>
        <text:p text:style-name="P1">86</text:p>
        <text:p text:style-name="P1"/>
        <text:p text:style-name="P1">A classical GA plasma is an %%<text:span text:style-name="T1">auto-oscillating periodic discharge</text:span>,</text:p>
        <text:p text:style-name="P1"/>
        <text:p text:style-name="P1"><text:s/>where the gas flows between two diverging flat electrodes.</text:p>
        <text:p text:style-name="P1"/>
        <text:p text:style-name="P1"><text:s/>When applying a potential difference between both electrodes,</text:p>
        <text:p text:style-name="P1"/>
        <text:p text:style-name="P1"><text:s/>an arc plasma is formed at the narrowest gap,</text:p>
        <text:p text:style-name="P1"/>
        <text:p text:style-name="P1"><text:s/>which is then dragged by the gas flow towards a rising interelectrode distance,</text:p>
        <text:p text:style-name="P1"/>
        <text:p text:style-name="P1"><text:s/>until it extinguishes and a new arc is ignited at the shortest interelectrode gap.</text:p>
        <text:p text:style-name="P1"/>
        <text:p text:style-name="P5"/>
        <text:p text:style-name="P7">#21.1.1</text:p>
        <text:p text:style-name="P1"><text:s/>More specifically,</text:p>
        <text:p text:style-name="P1"/>
        <text:p text:style-name="P1"><text:s/>the length of the arc column increases together with the voltage until it exceeds its critical value (lcrit).</text:p>
        <text:p text:style-name="P1"/>
        <text:p text:style-name="P1"><text:s/>At this point,</text:p>
        <text:p text:style-name="P1"/>
        <text:p text:style-name="P1"><text:s/>heat losses from the plasma column begin to exceed the supplied energy and it is no longer possible to sustain the plasma in its %%<text:span text:style-name="T1">LTE state</text:span>,</text:p>
        <text:p text:style-name="P1"/>
        <text:p text:style-name="P1"><text:soft-page-break/><text:s/>resulting in a fast transition into a non-LTE state.</text:p>
        <text:p text:style-name="P1"/>
        <text:p text:style-name="P5"/>
        <text:p text:style-name="P7">#21.1.2</text:p>
        <text:p text:style-name="P1"><text:s/>The discharge cools rapidly to gas temperature but the plasma conductivity is maintained by a high value of the electron temperature (Te ∼ 1 eV,</text:p>
        <text:p text:style-name="P1"/>
        <text:p text:style-name="P1"><text:s/>which is most suitable for efficient vibrational excitation of CO2). After this fast transition,</text:p>
        <text:p text:style-name="P1"/>
        <text:p text:style-name="P1"><text:s/>the GA continues its evolution under non-LTE conditions,</text:p>
        <text:p text:style-name="P1"/>
        <text:p text:style-name="P1"><text:s/>until the length reaches a new critical value (l ∼ 3·lcrit),</text:p>
        <text:p text:style-name="P1"/>
        <text:p text:style-name="P1"><text:s/>leading to decay of the discharge,</text:p>
        <text:p text:style-name="P1"/>
        <text:p text:style-name="P1"><text:s/>after which the evolution repeats from the initial breakdown.</text:p>
        <text:p text:style-name="P4"/>
        <text:p text:style-name="P7">#21.1.3</text:p>
        <text:p text:style-name="P1"/>
        <text:p text:style-name="P1"><text:s/>During this cycle,</text:p>
        <text:p text:style-name="P1"/>
        <text:p text:style-name="P1"><text:s/>up to 75–80% of the energy can be dissipated in the non-LTE zone of the gliding arc.</text:p>
        <text:p text:style-name="P1"/>
        <text:p text:style-name="P1"><text:s/>It is this effect that permits the stimulation of chemical reactions in regimes quite different from conventional thermal reaction chemistry.</text:p>
        <text:p text:style-name="P1"/>
        <text:p text:style-name="P1"><text:s/>When the GA is operated under milder conditions,</text:p>
        <text:p text:style-name="P1"/>
        <text:p text:style-name="P1"><text:s/>i.</text:p>
        <text:p text:style-name="P1"/>
        <text:p text:style-name="P1">e. lower currents and high frequencies,</text:p>
        <text:p text:style-name="P1"/>
        <text:p text:style-name="P1"><text:s/>this transition to the non-LTE phase can occur in the order of nanoseconds.</text:p>
        <text:p text:style-name="P1"/>
        <text:p text:style-name="P1"><text:s/>As a result,</text:p>
        <text:p text:style-name="P1"/>
        <text:p text:style-name="P1"><text:s/>the GA operates in the non-LTE regime starting almost immediately after its ignition,</text:p>
        <text:p text:style-name="P1"/>
        <text:p text:style-name="P1"><text:s/>and a higher fraction of the discharge energy can be consumed by the non-LTE phase.</text:p>
        <text:p text:style-name="P1"/>
        <text:p text:style-name="P1">97–99</text:p>
        <text:p text:style-name="P1"/>
        <text:p text:style-name="P5"/>
        <text:p text:style-name="P7">#21.1.4</text:p>
        <text:p text:style-name="P1"/>
        <text:p text:style-name="P1">The classical GA plasma,</text:p>
        <text:p text:style-name="P1"/>
        <text:p text:style-name="P1"><text:s/>however,</text:p>
        <text:p text:style-name="P1"/>
        <text:p text:style-name="P1"><text:s/>also exhibits some disadvantages.</text:p>
        <text:p text:style-name="P1"/>
        <text:p text:style-name="P1"><text:s/>The flat 2D electrode geometry makes it less compatible with industrial systems,</text:p>
        <text:p text:style-name="P1"><text:soft-page-break/></text:p>
        <text:p text:style-name="P1"><text:s/>and also the gas conversion is non-uniform and quite limited,</text:p>
        <text:p text:style-name="P1"/>
        <text:p text:style-name="P1"><text:s/>because a considerable fraction of the gas does not pass through the active plasma region.</text:p>
        <text:p text:style-name="P1"/>
        <text:p text:style-name="P1"><text:s/>Moreover,</text:p>
        <text:p text:style-name="P1"/>
        <text:p text:style-name="P1"><text:s/>a high gas flow rate is needed to drag the arc,</text:p>
        <text:p text:style-name="P1"/>
        <text:p text:style-name="P1"><text:s/>so the gas residence time is limited,</text:p>
        <text:p text:style-name="P1"/>
        <text:p text:style-name="P1"><text:s/>thereby further limiting the conversion.</text:p>
        <text:p text:style-name="P1"/>
        <text:p text:style-name="P1"><text:s/>Therefore,</text:p>
        <text:p text:style-name="P1"/>
        <text:p text:style-name="P1"><text:s/>a 3D cylindrical GA plasma reactor was developed a few years ago,</text:p>
        <text:p text:style-name="P1"/>
        <text:p text:style-name="P1"><text:s/>which makes use of vortex flow stabilization.</text:p>
        <text:p text:style-name="P1"/>
        <text:p text:style-name="P5"/>
        <text:p text:style-name="P7">#21.1.5</text:p>
        <text:p text:style-name="P1">100 The gas flows in the reactor through a tangential inlet.</text:p>
        <text:p text:style-name="P1"/>
        <text:p text:style-name="P1"><text:s/>An arc is again formed between both electrodes,</text:p>
        <text:p text:style-name="P1"/>
        <text:p text:style-name="P1"><text:s/>and is dragged with the tangential gas flow,</text:p>
        <text:p text:style-name="P1"/>
        <text:p text:style-name="P1"><text:s/>thereby expanding until it extinguishes,</text:p>
        <text:p text:style-name="P1"/>
        <text:p text:style-name="P1"><text:s/>followed by a new cycle.</text:p>
        <text:p text:style-name="P1"/>
        <text:p text:style-name="P1"><text:s/>Basically,</text:p>
        <text:p text:style-name="P1"/>
        <text:p text:style-name="P1"><text:s/>the arc is again gliding between the anode and cathode,</text:p>
        <text:p text:style-name="P1"/>
        <text:p text:style-name="P1"><text:s/>and it is stabilized in the centre of the reactor.</text:p>
        <text:p text:style-name="P1"/>
        <text:p text:style-name="P1"><text:s/>Depending on the diameter of the anode tube,</text:p>
        <text:p text:style-name="P1"/>
        <text:p text:style-name="P1"><text:s/>a forward or reverse vortex gas flow is created.</text:p>
        <text:p text:style-name="P1"/>
        <text:p text:style-name="P1"><text:s/>If the anode diameter is equal to the cathode diameter,</text:p>
        <text:p text:style-name="P1"/>
        <text:p text:style-name="P1"><text:s/>the gas can leave the reactor through the anode outlet,</text:p>
        <text:p text:style-name="P1"/>
        <text:p text:style-name="P1"><text:s/>leading only to a forward vortex flow.</text:p>
        <text:p text:style-name="P1"/>
        <text:p text:style-name="P1"><text:s/>On the other hand,</text:p>
        <text:p text:style-name="P1"/>
        <text:p text:style-name="P1"><text:s/>if the anode diameter is smaller than the cathode diameter,</text:p>
        <text:p text:style-name="P1"/>
        <text:p text:style-name="P1"><text:s/>the gas cannot immediately leave the reactor,</text:p>
        <text:p text:style-name="P1"/>
        <text:p text:style-name="P1"><text:s/>and will first flow upwards close to the walls,</text:p>
        <text:p text:style-name="P1"/>
        <text:p text:style-name="P1"><text:s/>in a forward vortex.</text:p>
        <text:p text:style-name="P1"/>
        <text:p text:style-name="P1"><text:soft-page-break/><text:s/>As this gas is still cold,</text:p>
        <text:p text:style-name="P1"/>
        <text:p text:style-name="P1"><text:s/>it creates an isolating and cooling effect,</text:p>
        <text:p text:style-name="P1"/>
        <text:p text:style-name="P1"><text:s/>protecting the reactor walls from the warm plasma arc in the centre.</text:p>
        <text:p text:style-name="P1"/>
        <text:p text:style-name="P1"><text:s/>When it reaches the upper end of the reactor,</text:p>
        <text:p text:style-name="P1"/>
        <text:p text:style-name="P1"><text:s/>it will have lost some speed due to friction and inertia,</text:p>
        <text:p text:style-name="P1"/>
        <text:p text:style-name="P1"><text:s/>and when flowing downwards,</text:p>
        <text:p text:style-name="P1"/>
        <text:p text:style-name="P1"><text:s/>it moves in a smaller inner vortex,</text:p>
        <text:p text:style-name="P1"/>
        <text:p text:style-name="P1"><text:s/>a so-called reverse vortex,</text:p>
        <text:p text:style-name="P1"/>
        <text:p text:style-name="P1"><text:s/>where it mixes with the plasma arc,</text:p>
        <text:p text:style-name="P1"/>
        <text:p text:style-name="P1"><text:s/>resulting in a more energy-efficient conversion.</text:p>
        <text:p text:style-name="P1"/>
        <text:p text:style-name="P1"><text:s/>The reverse vortex flow GA is also called a ‘gliding arc plasmatron’ (GAP).</text:p>
        <text:p text:style-name="P1"/>
        <text:p text:style-name="P1"><text:s/>Fig.</text:p>
        <text:p text:style-name="P1"/>
        <text:p text:style-name="P1"><text:s/>15 shows the difference between these two types of GAs.</text:p>
        <text:p text:style-name="P1"/>
        <text:p text:style-name="P1"><text:s/></text:p>
      </text:section>
      <text:p text:style-name="P1"/>
      <text:p text:style-name="P5"/>
      <text:p text:style-name="P7">#22 ==&gt; DROP</text:p>
      <text:section text:style-name="Sect1" text:name="セクション21">
        <text:p text:style-name="P1"><text:s/>4.2.4. Other plasma types used for CO2 conversion</text:p>
        <text:p text:style-name="P1"/>
        <text:p text:style-name="P1">Besides the above three main discharge types for CO2 conversion,</text:p>
        <text:p text:style-name="P1"/>
        <text:p text:style-name="P1"><text:s/>some research is also being carried out with other plasma types,</text:p>
        <text:p text:style-name="P1"/>
        <text:p text:style-name="P1"><text:s/>which are briefly discussed here.</text:p>
        <text:p text:style-name="P1"/>
        <text:p text:style-name="P1"><text:s/>These include radio frequency (RF) discharges,</text:p>
        <text:p text:style-name="P1"/>
        <text:p text:style-name="P1"><text:s/>several different atmospheric pressure glow discharges (APGD),</text:p>
        <text:p text:style-name="P1"/>
        <text:p text:style-name="P1"><text:s/>corona discharges,</text:p>
        <text:p text:style-name="P1"/>
        <text:p text:style-name="P1"><text:s/>spark discharges and nanosecond pulsed discharges.</text:p>
        <text:p text:style-name="P1"/>
        <text:p text:style-name="P1"/>
        <text:p text:style-name="P1"/>
        <text:p text:style-name="P1">RF discharges usually operate in the 1–100 MHz frequency range,</text:p>
        <text:p text:style-name="P1"/>
        <text:p text:style-name="P1"><text:s/>resulting in a corresponding wavelength (300–3 m) much larger than the plasma reactor dimensions.</text:p>
        <text:p text:style-name="P1"/>
        <text:p text:style-name="P1"><text:s/>The %%<text:span text:style-name="T1">power coupling</text:span> can be done <text:soft-page-break/>through capacitive or inductive coupling,</text:p>
        <text:p text:style-name="P1"/>
        <text:p text:style-name="P1"><text:s/>resulting in capacitively coupled plasma (CCP) and inductively coupled plasma (ICP).</text:p>
        <text:p text:style-name="P1"/>
        <text:p text:style-name="P1"><text:s/>These kind of discharges are mainly applied to %%<text:span text:style-name="T1">thin-film deposition</text:span>,</text:p>
        <text:p text:style-name="P1"/>
        <text:p text:style-name="P1"><text:s/>plasma etching,</text:p>
        <text:p text:style-name="P1"/>
        <text:p text:style-name="P1"><text:s/>the sputtering of materials and as an ion source in mass spectrometry,</text:p>
        <text:p text:style-name="P1"/>
        <text:p text:style-name="P1">96 but some research is also being performed for CO2 conversion applications,</text:p>
        <text:p text:style-name="P1"/>
        <text:p text:style-name="P1"><text:s/>as is illustrated in Section 5. An RF source operating at low pressure,</text:p>
        <text:p text:style-name="P1"/>
        <text:p text:style-name="P1"><text:s/>both with and without the influence of an external magnetic field,</text:p>
        <text:p text:style-name="P1"/>
        <text:p text:style-name="P1"><text:s/>has been used.</text:p>
        <text:p text:style-name="P1"/>
        <text:p text:style-name="P1"><text:s/>The advantages for CO2 conversion are its capability to allow obtaining high electron densities at low gas temperature.</text:p>
        <text:p text:style-name="P1"/>
        <text:p text:style-name="P1"/>
        <text:p text:style-name="P1"/>
        <text:p text:style-name="P1">When a sufficiently large electric field is applied,</text:p>
        <text:p text:style-name="P1"/>
        <text:p text:style-name="P1"><text:s/>%%<text:span text:style-name="T1">corona discharges</text:span> occur near sharp points,</text:p>
        <text:p text:style-name="P1"/>
        <text:p text:style-name="P1"><text:s/>edges or thin wires when used as an electrode.</text:p>
        <text:p text:style-name="P1"/>
        <text:p text:style-name="P1"><text:s/>When a high negative voltage is applied to the electrode,</text:p>
        <text:p text:style-name="P1"/>
        <text:p text:style-name="P1"><text:s/>it acts as a cathode and is considered as a negative corona discharge.</text:p>
        <text:p text:style-name="P1"/>
        <text:p text:style-name="P1"><text:s/>When a positive voltage is applied,</text:p>
        <text:p text:style-name="P1"/>
        <text:p text:style-name="P1"><text:s/>it is considered as a positive corona discharge.</text:p>
        <text:p text:style-name="P1"/>
        <text:p text:style-name="P5"/>
        <text:p text:style-name="P7">#22.1</text:p>
        <text:p text:style-name="P1"><text:s/>Corona discharges are always non-uniform,</text:p>
        <text:p text:style-name="P1"/>
        <text:p text:style-name="P1"><text:s/>with a strong electric field,</text:p>
        <text:p text:style-name="P1"/>
        <text:p text:style-name="P1"><text:s/>ionization and luminosity close to the wire/sharp electrode,</text:p>
        <text:p text:style-name="P1"/>
        <text:p text:style-name="P1"><text:s/>whereas the charged particles are dragged to the other electrode by weak electric fields.</text:p>
        <text:p text:style-name="P1"/>
        <text:p text:style-name="P1"><text:s/>They are often operated in a pulsed mode,</text:p>
        <text:p text:style-name="P1"/>
        <text:p text:style-name="P1"><text:s/>mostly to increase the power,</text:p>
        <text:p text:style-name="P1"/>
        <text:p text:style-name="P1"><text:s/>while inhibiting the transition of the streamer formation into sparks.</text:p>
        <text:p text:style-name="P1"/>
        <text:p text:style-name="P1">21 An advantage of corona discharges <text:soft-page-break/>compared to DBDs is that they are relatively easy to establish; however,</text:p>
        <text:p text:style-name="P1"/>
        <text:p text:style-name="P1"><text:s/>their performance in CO2 conversion processes is quite similar,</text:p>
        <text:p text:style-name="P1"/>
        <text:p text:style-name="P1"><text:s/>as will become clear from Section 5.</text:p>
        <text:p text:style-name="P1"/>
        <text:p text:style-name="P1">When a streamer is able to connect two electrodes,</text:p>
        <text:p text:style-name="P1"/>
        <text:p text:style-name="P1"><text:s/>without the presence of a pulsed power supply (see corona discharge above) or the presence of a dielectric (see DBD),</text:p>
        <text:p text:style-name="P1"/>
        <text:p text:style-name="P1"><text:s/>a spark discharge can develop by further growth of the current.</text:p>
        <text:p text:style-name="P1"/>
        <text:p text:style-name="P1">21 However,</text:p>
        <text:p text:style-name="P1"/>
        <text:p text:style-name="P1"><text:s/>when the amount of power provided is restricted,</text:p>
        <text:p text:style-name="P1"/>
        <text:p text:style-name="P1"><text:s/>the discharge cannot develop into a stationary (thermal) arc and instead the discharge extinguishes within several hundred microseconds.</text:p>
        <text:p text:style-name="P1"/>
        <text:p text:style-name="P1"><text:s/>Hence,</text:p>
        <text:p text:style-name="P1"/>
        <text:p text:style-name="P1"><text:s/>spark discharges consist of an initiation of streamers that develop into highly energetic spark channels,</text:p>
        <text:p text:style-name="P1"/>
        <text:p text:style-name="P1"><text:s/>which then extinguish and reignite periodically.</text:p>
        <text:p text:style-name="P1"/>
        <text:p text:style-name="P1"><text:s/>Lightning is a typical example of a spark discharge.</text:p>
        <text:p text:style-name="P1"/>
        <text:p text:style-name="P1"/>
        <text:p text:style-name="P5"/>
        <text:p text:style-name="P7">#22.2</text:p>
        <text:p text:style-name="P1">A wide variety of plasma set-ups fall under APGDs,</text:p>
        <text:p text:style-name="P1"/>
        <text:p text:style-name="P1"><text:s/>such as miniaturized direct current (dc) GDs,</text:p>
        <text:p text:style-name="P1"/>
        <text:p text:style-name="P1"><text:s/>microhollow cathode dc discharges and RF discharges as well as DBDs.</text:p>
        <text:p text:style-name="P1"/>
        <text:p text:style-name="P1">78 The main advantage of APGDs is the absence of vacuum conditions compared to with regular glow discharges,</text:p>
        <text:p text:style-name="P1"/>
        <text:p text:style-name="P1"><text:s/>and also operating without elevated temperatures.</text:p>
        <text:p text:style-name="P1"/>
        <text:p text:style-name="P1"><text:s/>Depending on the gas mixture and electrode configuration,</text:p>
        <text:p text:style-name="P1"/>
        <text:p text:style-name="P1"><text:s/>the discharge can operate in a stable homogeneous glow or filamentary glow mode.</text:p>
        <text:p text:style-name="P1"/>
        <text:p text:style-name="P1"><text:s/>For example,</text:p>
        <text:p text:style-name="P1"/>
        <text:p text:style-name="P1"><text:s/>a DBD can operate in APGD mode,</text:p>
        <text:p text:style-name="P1"/>
        <text:p text:style-name="P1"><text:s/>and in this case the discharge benefits from the average power densities of a DBD but operating in a uniform homogeneous glow mode,</text:p>
        <text:p text:style-name="P1"/>
        <text:p text:style-name="P1"><text:s/>thus benefiting uniform gas treatment.</text:p>
        <text:p text:style-name="P1"/>
        <text:p text:style-name="P1"><text:soft-page-break/>21 This discharge is interesting for DRM due to its special characteristics of electron density (3 × 1012 cm−3), electron temperature (∼2 eV,</text:p>
        <text:p text:style-name="P1"/>
        <text:p text:style-name="P1"><text:s/>suitable for the vibrational excitation of CO2) and plasma gas temperature (900 K),</text:p>
        <text:p text:style-name="P1"/>
        <text:p text:style-name="P1"><text:s/>which is lower than that of thermal plasma but higher than that of DBDs and corona discharges.</text:p>
        <text:p text:style-name="P1"/>
        <text:p text:style-name="P1"/>
        <text:p text:style-name="P1"/>
        <text:p text:style-name="P1">Finally,</text:p>
        <text:p text:style-name="P1"/>
        <text:p text:style-name="P1"><text:s/>nanosecond pulsed discharges are basically discharges that rely on repetitively pulsed excitation,</text:p>
        <text:p text:style-name="P1"/>
        <text:p text:style-name="P1"><text:s/>through a nanosecond scale pulse rise time and duration.</text:p>
        <text:p text:style-name="P1"/>
        <text:p text:style-name="P1"><text:s/>This leads to a highly non-LTE state with very high plasma densities for a relatively low power consumption due to the short pulse durations.</text:p>
        <text:p text:style-name="P1"/>
        <text:p text:style-name="P1"><text:s/>Whereas (sub)microsecond pulsed discharges are initiated by Townsend discharges,</text:p>
        <text:p text:style-name="P1"/>
        <text:p text:style-name="P1"><text:s/>nanosecond pulsed discharges ignite instantaneously,</text:p>
        <text:p text:style-name="P1"/>
        <text:p text:style-name="P1"><text:s/>i.</text:p>
        <text:p text:style-name="P1"/>
        <text:p text:style-name="P1">e. without the involvement of secondary electrons.</text:p>
        <text:p text:style-name="P1"/>
        <text:p text:style-name="P1"><text:s/>Furthermore,</text:p>
        <text:p text:style-name="P1"/>
        <text:p text:style-name="P1"><text:s/>the discharge remains in a glow-like (rather than filamentary) mode despite the high electric field.</text:p>
        <text:p text:style-name="P1"/>
        <text:p text:style-name="P1"><text:s/>The interest in shorter pulses is not because of the duration of the discharge itself,</text:p>
        <text:p text:style-name="P1"/>
        <text:p text:style-name="P1"><text:s/>but rather because they offer better control of the electron energy than continuous wave discharges,</text:p>
        <text:p text:style-name="P1"/>
        <text:p text:style-name="P1"><text:s/>depending on the pulse length.</text:p>
        <text:p text:style-name="P1"/>
        <text:p text:style-name="P1">101 Thus,</text:p>
        <text:p text:style-name="P1"/>
        <text:p text:style-name="P1"><text:s/>more energy can be directed towards the desired dissociation channels.</text:p>
        <text:p text:style-name="P1"/>
        <text:p text:style-name="P1"><text:s/></text:p>
      </text:section>
      <text:p text:style-name="P1"/>
      <text:p text:style-name="P1"/>
      <text:p text:style-name="P1"/>
      <text:p text:style-name="P5"/>
      <text:p text:style-name="P7">#23</text:p>
      <text:section text:style-name="Sect1" text:name="セクション22">
        <text:p text:style-name="P1"><text:s/>7. Conclusions and outlook</text:p>
        <text:p text:style-name="P1"/>
        <text:p text:style-name="P1"><text:soft-page-break/>The conversion of CO2 – preferably into value-added products – is considered one of the great challenges of our century.</text:p>
        <text:p text:style-name="P1"/>
        <text:p text:style-name="P1"><text:s/>In the past decade,</text:p>
        <text:p text:style-name="P1"/>
        <text:p text:style-name="P1"><text:s/>substantial progress with several novel technologies has been made.</text:p>
        <text:p text:style-name="P1"/>
        <text:p text:style-name="P1"><text:s/>The last section of this review intended to provide the reader with a state-of-the art and critical assessment of an – up till now – rather underexposed emerging technology: the plasmachemical conversion of CO2. To achieve this,</text:p>
        <text:p text:style-name="P1"/>
        <text:p text:style-name="P1"><text:s/>we provided an introduction to the basic concepts of plasma,</text:p>
        <text:p text:style-name="P1"/>
        <text:p text:style-name="P1"><text:s/>and we demonstrated its viability as a gas conversion technology,</text:p>
        <text:p text:style-name="P1"/>
        <text:p text:style-name="P1"><text:s/>finally putting it in the broader context of its peers.</text:p>
        <text:p text:style-name="P1"/>
        <text:p text:style-name="P1"/>
        <text:p text:style-name="P1"/>
        <text:p text:style-name="P1">From the advances in the area of CO2 conversion discussed in this review,</text:p>
        <text:p text:style-name="P1"/>
        <text:p text:style-name="P1"><text:s/>one outcome stands out without doubt.</text:p>
        <text:p text:style-name="P1"/>
        <text:p text:style-name="P1"><text:s/>The question is not ‘if’ one of these novel technologies will be industrially competitive,</text:p>
        <text:p text:style-name="P1"/>
        <text:p text:style-name="P1"><text:s/>but rather ‘when’ and ‘which one(s) will play the leading role’.</text:p>
        <text:p text:style-name="P1"/>
        <text:p text:style-name="P1"><text:s/>To shine a brighter light on – the final burning question – whether plasma technology could be the answer – or at least be part of the equation – we briefly summarize here the arising opportunities and challenges for plasma technology in the field of CO2 conversion.</text:p>
        <text:p text:style-name="P1"/>
        <text:p text:style-name="P1"/>
        <text:p text:style-name="P5"/>
        <text:p text:style-name="P7">#23.1</text:p>
        <text:p text:style-name="P1">Plasmas possess some important advantages over certain other (novel) technologies: (i) they can operate at room temperature using any source of (renewable) electricity,</text:p>
        <text:p text:style-name="P1"/>
        <text:p text:style-name="P1"><text:s/>(ii) they have a large flexibility in terms of the feeds that need to be processed,</text:p>
        <text:p text:style-name="P1"/>
        <text:p text:style-name="P1"><text:s/>(iii) they provide an extremely flexible ‘turnkey’ process,</text:p>
        <text:p text:style-name="P1"/>
        <text:p text:style-name="P1"><text:s/>which allows for the efficient storage of energy,</text:p>
        <text:p text:style-name="P1"/>
        <text:p text:style-name="P1"><text:s/>peak shaving and grid stabilization,</text:p>
        <text:p text:style-name="P1"/>
        <text:p text:style-name="P1"><text:s/>(iv) the reactors have low investment and operating costs,</text:p>
        <text:p text:style-name="P1"/>
        <text:p text:style-name="P1"><text:s/>(v) they have a simple scalability both in size and applicability,</text:p>
        <text:p text:style-name="P1"/>
        <text:p text:style-name="P1"><text:s/>and (vi) last but not least,</text:p>
        <text:p text:style-name="P1"><text:soft-page-break/></text:p>
        <text:p text:style-name="P1"><text:s/>the technology does not rely on rare earth materials – making it rather unique at this point.</text:p>
        <text:p text:style-name="P1"/>
        <text:p text:style-name="P1"><text:s/>This unprecedented combination of features gives plasmachemical conversion a very high overall flexibility,</text:p>
        <text:p text:style-name="P1"/>
        <text:p text:style-name="P1"><text:s/>making it an extremely useful and valuable technology for CCU.</text:p>
        <text:p text:style-name="P1"/>
        <text:p text:style-name="P1"/>
        <text:p text:style-name="P1"/>
        <text:p text:style-name="P1">The flip side of the coin is that the reliance of plasma technology on indirect solar energy in the form of electricity is – at the same time – a limiting factor for the solar-to-fuel conversion efficiency,</text:p>
        <text:p text:style-name="P1"/>
        <text:p text:style-name="P1"><text:s/>especially compared to technologies that can directly harvest solar energy.</text:p>
        <text:p text:style-name="P1"/>
        <text:p text:style-name="P5"/>
        <text:p text:style-name="P7">#23.2</text:p>
        <text:p text:style-name="P1"><text:s/>Nonetheless,</text:p>
        <text:p text:style-name="P1"/>
        <text:p text:style-name="P1"><text:s/>this also allows plasma technology to rely on other renewable energy sources,</text:p>
        <text:p text:style-name="P1"/>
        <text:p text:style-name="P1"><text:s/>and more importantly,</text:p>
        <text:p text:style-name="P1"/>
        <text:p text:style-name="P1"><text:s/>it adds to its overall – location and process – flexibility,</text:p>
        <text:p text:style-name="P1"/>
        <text:p text:style-name="P1"><text:s/>since it is not dependent on the availability of sunlight.</text:p>
        <text:p text:style-name="P1"/>
        <text:p text:style-name="P1"><text:s/>More urgent,</text:p>
        <text:p text:style-name="P1"/>
        <text:p text:style-name="P1"><text:s/>however,</text:p>
        <text:p text:style-name="P1"/>
        <text:p text:style-name="P1"><text:s/>is the issue of product separation.</text:p>
        <text:p text:style-name="P1"/>
        <text:p text:style-name="P1"><text:s/>From all the data available in the literature,</text:p>
        <text:p text:style-name="P1"/>
        <text:p text:style-name="P1"><text:s/>it is clear that converting CO2 – with or without an additional hydrogen source – always yields a mixture of products after reaction.</text:p>
        <text:p text:style-name="P1"/>
        <text:p text:style-name="P1"><text:s/>This implies the need for an – often expensive – post-processing separation step.</text:p>
        <text:p text:style-name="P1"/>
        <text:p text:style-name="P1"/>
        <text:p text:style-name="P5"/>
        <text:p text:style-name="P7">#23.3</text:p>
        <text:p text:style-name="P1">From the benchmarking discussion,</text:p>
        <text:p text:style-name="P1"/>
        <text:p text:style-name="P1"><text:s/>it is clear that plasma technology can definitely play an important role in the field of CO2 conversion,</text:p>
        <text:p text:style-name="P1"/>
        <text:p text:style-name="P1"><text:s/>and it is not beyond our grasp to think about its eventual commercial implementation,</text:p>
        <text:p text:style-name="P1"/>
        <text:p text:style-name="P1"><text:s/>be it on a large or small scale.</text:p>
        <text:p text:style-name="P1"/>
        <text:p text:style-name="P1"><text:s/>Nevertheless,</text:p>
        <text:p text:style-name="P1"/>
        <text:p text:style-name="P1"><text:soft-page-break/><text:s/>as always,</text:p>
        <text:p text:style-name="P1"/>
        <text:p text:style-name="P1"><text:s/>only a few candidates seem suitable for the specific task at hand,</text:p>
        <text:p text:style-name="P1"/>
        <text:p text:style-name="P1"><text:s/>as we outline here.</text:p>
        <text:p text:style-name="P1"/>
        <text:p text:style-name="P1"/>
        <text:p text:style-name="P5"/>
        <text:p text:style-name="P7">#23.3.1</text:p>
        <text:p text:style-name="P1">Two main CO2 conversion strategies were discussed: (i) pure CO2 splitting and (ii) CO2 conversion in combination with a co-reactant serving as the hydrogen source,</text:p>
        <text:p text:style-name="P1"/>
        <text:p text:style-name="P1"><text:s/>i.</text:p>
        <text:p text:style-name="P1"/>
        <text:p text:style-name="P1">e. CH4, H2 and H2O, yielding processes named the dry reforming of methane (DRM),</text:p>
        <text:p text:style-name="P1"/>
        <text:p text:style-name="P1"><text:s/>the hydrogenation of CO2 and artificial photosynthesis,</text:p>
        <text:p text:style-name="P1"/>
        <text:p text:style-name="P1"><text:s/>respectively.</text:p>
        <text:p text:style-name="P1"/>
        <text:p text:style-name="P7">#23.3.2</text:p>
        <text:p text:style-name="P1"/>
        <text:p text:style-name="P1"><text:s/>At this time,</text:p>
        <text:p text:style-name="P1"/>
        <text:p text:style-name="P1"><text:s/>the conversion of CO2 through the latter two processes is – although possible – inefficient in a plasma-only set-up,</text:p>
        <text:p text:style-name="P1"/>
        <text:p text:style-name="P1"><text:s/>not to mention industrially undesirable,</text:p>
        <text:p text:style-name="P1"/>
        <text:p text:style-name="P1"><text:s/>due to the formation of possibly dangerous mixtures to be handled.</text:p>
        <text:p text:style-name="P1"/>
        <text:p text:style-name="P5"/>
        <text:p text:style-name="P7">#23.3.3</text:p>
        <text:p text:style-name="P1"><text:s/>In the future,</text:p>
        <text:p text:style-name="P1"/>
        <text:p text:style-name="P1"><text:s/>the combination of plasma with other technologies,</text:p>
        <text:p text:style-name="P1"/>
        <text:p text:style-name="P1"><text:s/>such as catalysis or electrolysis,</text:p>
        <text:p text:style-name="P1"/>
        <text:p text:style-name="P1"><text:s/>could solve these issues.</text:p>
        <text:p text:style-name="P1"/>
        <text:p text:style-name="P1"><text:s/>On the contrary,</text:p>
        <text:p text:style-name="P1"/>
        <text:p text:style-name="P1"><text:s/>for both pure CO2 splitting and DRM,</text:p>
        <text:p text:style-name="P1"/>
        <text:p text:style-name="P1"><text:s/>the proposed energy efficiency target of 60% has already been surpassed by several types of plasma reactors,</text:p>
        <text:p text:style-name="P1"/>
        <text:p text:style-name="P1"><text:s/>resulting in a solar-to-fuel conversion efficiency for the production of syngas above – the required – 20% mark.</text:p>
        <text:p text:style-name="P1"/>
        <text:p text:style-name="P5"/>
        <text:p text:style-name="P7">#23.3.4</text:p>
        <text:p text:style-name="P1">In the short run,</text:p>
        <text:p text:style-name="P1"/>
        <text:p text:style-name="P1"><text:s/>pure CO2 splitting using the most energy-efficient set-ups,</text:p>
        <text:p text:style-name="P1"/>
        <text:p text:style-name="P1"><text:s/>i.</text:p>
        <text:p text:style-name="P1"><text:soft-page-break/></text:p>
        <text:p text:style-name="P1">e. MW and GA discharges,</text:p>
        <text:p text:style-name="P1"/>
        <text:p text:style-name="P1"><text:s/>appears to have a high potential.</text:p>
        <text:p text:style-name="P1"/>
        <text:p text:style-name="P1"><text:s/>In this case,</text:p>
        <text:p text:style-name="P1"/>
        <text:p text:style-name="P1"><text:s/>pure CO and O2 could be produced,</text:p>
        <text:p text:style-name="P1"/>
        <text:p text:style-name="P1"><text:s/>after a separation step,</text:p>
        <text:p text:style-name="P1"/>
        <text:p text:style-name="P1"><text:s/>or a pure CO stream when in situ trapping of the O2 can be successfully implemented,</text:p>
        <text:p text:style-name="P1"/>
        <text:p text:style-name="P1"><text:s/>e.</text:p>
        <text:p text:style-name="P1"/>
        <text:p text:style-name="P1">g. by combination with other technologies or through the addition of scavengers.</text:p>
        <text:p text:style-name="P1"/>
        <text:p text:style-name="P1"/>
        <text:p text:style-name="P7">#23.3.5</text:p>
        <text:p text:style-name="P1"/>
        <text:p text:style-name="P1">In the long run,</text:p>
        <text:p text:style-name="P1"/>
        <text:p text:style-name="P1"><text:s/>it seems evident that CO2 conversion in combination with a hydrogen containing co-reactant has the highest potential for the efficient production of value-added products,</text:p>
        <text:p text:style-name="P1"/>
        <text:p text:style-name="P1"><text:s/>such as alcohols,</text:p>
        <text:p text:style-name="P1"/>
        <text:p text:style-name="P1"><text:s/>aldehydes,</text:p>
        <text:p text:style-name="P1"/>
        <text:p text:style-name="P1"><text:s/>esters and acids.</text:p>
        <text:p text:style-name="P1"/>
        <text:p text:style-name="P1"><text:s/>In particular,</text:p>
        <text:p text:style-name="P1"/>
        <text:p text:style-name="P1"><text:s/>the %%<text:span text:style-name="T1">direct oxidative pathway[직접 산화 경로</text:span>,</text:p>
        <text:p text:style-name="P1"/>
        <text:p text:style-name="P1"><text:s/>in which the intermediate syngas step is circumvented,</text:p>
        <text:p text:style-name="P1"/>
        <text:p text:style-name="P1"><text:s/>has great potential.</text:p>
        <text:p text:style-name="P1"/>
        <text:p text:style-name="P1"/>
        <text:p text:style-name="P7">#23.3.6</text:p>
        <text:p text:style-name="P1"><text:s/>For now,</text:p>
        <text:p text:style-name="P1"/>
        <text:p text:style-name="P1"><text:s/>however,</text:p>
        <text:p text:style-name="P1"/>
        <text:p text:style-name="P1"><text:s/>a lot of research in this area is still needed to #%<text:span text:style-name="T2">increase the selectivity</text:span> towards these valuable bulk chemicals over the currently produced syngas.</text:p>
        <text:p text:style-name="P1"/>
        <text:p text:style-name="P1"><text:s/>This will most probably need to be achieved in combination with catalysts.</text:p>
        <text:p text:style-name="P1"/>
        <text:p text:style-name="P1"><text:s/>However,</text:p>
        <text:p text:style-name="P1"/>
        <text:p text:style-name="P1"><text:s/>even today,</text:p>
        <text:p text:style-name="P1"/>
        <text:p text:style-name="P1"><text:s/>APGD and GA discharges already provide an energy-efficient alternative to produce syngas in any desired ratio through DRM.</text:p>
        <text:p text:style-name="P1"/>
        <text:p text:style-name="P1"/>
        <text:p text:style-name="P1"/>
        <text:p text:style-name="P7">#23.3.7</text:p>
        <text:p text:style-name="P1"/>
        <text:p text:style-name="P1">By all means,</text:p>
        <text:p text:style-name="P1"/>
        <text:p text:style-name="P1"><text:soft-page-break/><text:s/>plasma technology is not just an overlooked unicorn – although its combination of features does make it quite unique for CCU – but,</text:p>
        <text:p text:style-name="P1"/>
        <text:p text:style-name="P1"><text:s/>as mentioned several times throughout this work,</text:p>
        <text:p text:style-name="P1"/>
        <text:p text:style-name="P1"><text:s/>and just like for all other emerging technologies in this field,</text:p>
        <text:p text:style-name="P1"/>
        <text:p text:style-name="P1"><text:s/>several important challenges remain.</text:p>
        <text:p text:style-name="P1"/>
        <text:p text:style-name="P5"/>
        <text:p text:style-name="P7">#23.4</text:p>
        <text:p text:style-name="P1"><text:s/>General challenges comprise the need for further fundamental research,</text:p>
        <text:p text:style-name="P1"/>
        <text:p text:style-name="P1"><text:s/>concerning: (i) the plasmachemical processes taking place in warm discharges,</text:p>
        <text:p text:style-name="P1"/>
        <text:p text:style-name="P1"><text:s/>such as MW and GA,</text:p>
        <text:p text:style-name="P1"/>
        <text:p text:style-name="P1"><text:s/>which stimulate vibrational excitation; whereby the latter,</text:p>
        <text:p text:style-name="P1"/>
        <text:p text:style-name="P1"><text:s/>representing the most energy-efficient dissociation pathway,</text:p>
        <text:p text:style-name="P1"/>
        <text:p text:style-name="P1"><text:s/>should be further exploited by enhancing the non-equilibrium character of these plasmas to further improve the energy efficiency,</text:p>
        <text:p text:style-name="P1"/>
        <text:p text:style-name="P1"><text:s/>(ii) the combination of plasma with catalysis and the possibility of taking advantage of the synergetic effects and the selective production of value-added compounds,</text:p>
        <text:p text:style-name="P1"/>
        <text:p text:style-name="P1"><text:s/>(iii) in situ O/O2 trapping by using scavengers,</text:p>
        <text:p text:style-name="P1"/>
        <text:p text:style-name="P1"/>
        <text:p text:style-name="P5"/>
        <text:p text:style-name="P1"/>
        <text:p text:style-name="P1"><text:s/>or combinations with other technologies,</text:p>
        <text:p text:style-name="P1"/>
        <text:p text:style-name="P1"><text:s/>such as catalysis or %%<text:span text:style-name="T1">SOEC</text:span>,</text:p>
        <text:p text:style-name="P1"/>
        <text:p text:style-name="P1"><text:s/>to further enhance the conversions and yields towards the desired value-added compounds,</text:p>
        <text:p text:style-name="P1"/>
        <text:p text:style-name="P5"/>
        <text:p text:style-name="P7">#23.4.1</text:p>
        <text:p text:style-name="P1"><text:s/>(iv) the demonstration of successful scale-up for other discharges than DBDs and (v) the production and tuning of efficient power supplies for generating and sustaining the plasma.</text:p>
        <text:p text:style-name="P1"/>
        <text:p text:style-name="P1"/>
        <text:p text:style-name="P5"/>
        <text:p text:style-name="P7">#23.5</text:p>
        <text:p text:style-name="P1">Moreover,</text:p>
        <text:p text:style-name="P1"/>
        <text:p text:style-name="P1"><text:s/>some important discharge-specific research challenges can also be <text:soft-page-break/>identified.</text:p>
        <text:p text:style-name="P1"/>
        <text:p text:style-name="P1"><text:s/>For MW plasmas,</text:p>
        <text:p text:style-name="P1"/>
        <text:p text:style-name="P1"><text:s/>the ultimate goal should be to achieve the same energy efficiency at atmospheric pressure as currently obtained at reduced pressure for CO2 splitting,</text:p>
        <text:p text:style-name="P1"/>
        <text:p text:style-name="P1"><text:s/>while more research towards DRM is essential.</text:p>
        <text:p text:style-name="P1"/>
        <text:p text:style-name="P1"><text:s/>For GA plasmas,</text:p>
        <text:p text:style-name="P1"/>
        <text:p text:style-name="P1"><text:s/>the limited amount of gas that passes through the active arc region,</text:p>
        <text:p text:style-name="P1"/>
        <text:p text:style-name="P1"><text:s/>and thus that can be converted by the plasma,</text:p>
        <text:p text:style-name="P1"/>
        <text:p text:style-name="P1"><text:s/>is currently limiting the overall CO2 conversion,</text:p>
        <text:p text:style-name="P1"/>
        <text:p text:style-name="P1"><text:s/>and more research in this direction is needed,</text:p>
        <text:p text:style-name="P1"/>
        <text:p text:style-name="P1"><text:s/>e.</text:p>
        <text:p text:style-name="P1"/>
        <text:p text:style-name="P1">g. by improving the reactor design.</text:p>
        <text:p text:style-name="P1"/>
        <text:p text:style-name="P1"><text:s/>Furthermore,</text:p>
        <text:p text:style-name="P1"/>
        <text:p text:style-name="P1"><text:s/>some other plasma reactors show good performance,</text:p>
        <text:p text:style-name="P1"/>
        <text:p text:style-name="P1"><text:s/>but the available data and insights are still limited,</text:p>
        <text:p text:style-name="P1"/>
        <text:p text:style-name="P1"><text:s/>thus requiring more research to explore their full potential.</text:p>
        <text:p text:style-name="P1"/>
        <text:p text:style-name="P1"><text:s/>Of course,</text:p>
        <text:p text:style-name="P1"/>
        <text:p text:style-name="P1"><text:s/>inherent to every review,</text:p>
        <text:p text:style-name="P1"/>
        <text:p text:style-name="P1"><text:s/>the above analysis represents the current state-of-the-art.</text:p>
        <text:p text:style-name="P1"/>
        <text:p text:style-name="P1"><text:s/>Plasma-technology-based CO2 conversion is relatively new and it is clearly a fast advancing field with – just like for any emerging technology – ample room for improvement and new (interdisciplinary) developments.</text:p>
        <text:p text:style-name="P1"/>
        <text:p text:style-name="P1"/>
        <text:p text:style-name="P1"/>
        <text:p text:style-name="P1">It appears that the ultimate plasma for CO2 conversion would be a system with a high electron density (Ne) and a low electron temperature (Te) – resulting from a low reduced electric field (E/n) – which are essential to stimulate and achieve a high fraction of vibrational excitation.</text:p>
        <text:p text:style-name="P1"/>
        <text:p text:style-name="P1"><text:s/>At the same time,</text:p>
        <text:p text:style-name="P1"/>
        <text:p text:style-name="P1"><text:s/>this system should operate at a low gas temperature (Tg) to minimize the VT relaxation losses and backward recombination reactions.</text:p>
        <text:p text:style-name="P1"/>
        <text:p text:style-name="P5"/>
        <text:p text:style-name="P7">#23.6</text:p>
        <text:p text:style-name="P1"><text:s/>Finally,</text:p>
        <text:p text:style-name="P1"><text:soft-page-break/></text:p>
        <text:p text:style-name="P1"><text:s/>to be industrially attractive,</text:p>
        <text:p text:style-name="P1"/>
        <text:p text:style-name="P1"><text:s/>this should be achieved at atmospheric pressure.</text:p>
        <text:p text:style-name="P1"/>
        <text:p text:style-name="P1"/>
        <text:p text:style-name="P1"/>
        <text:p text:style-name="P1">Future research towards the #%<text:span text:style-name="T2">direct oxidative production of oxygenates</text:span>,</text:p>
        <text:p text:style-name="P1"/>
        <text:p text:style-name="P1"><text:s/>as well as multi-reforming processes with a combination of gases (e.</text:p>
        <text:p text:style-name="P1"/>
        <text:p text:style-name="P1">g. CO2, CH4 and H2O or O2) or several reforming processes in series,</text:p>
        <text:p text:style-name="P1"/>
        <text:p text:style-name="P1"><text:s/>using plasma technology appears very promising and should be pursued.</text:p>
        <text:p text:style-name="P1"/>
        <text:p text:style-name="P1"><text:s/>Furthermore,</text:p>
        <text:p text:style-name="P1"/>
        <text:p text:style-name="P1"><text:s/>more interdisciplinary research into the combination of plasmas with other novel technologies is highly desirable.</text:p>
        <text:p text:style-name="P1"/>
        <text:p text:style-name="P1"><text:s/>For catalysis,</text:p>
        <text:p text:style-name="P1"/>
        <text:p text:style-name="P1"><text:s/>the combination is already proving alluring,</text:p>
        <text:p text:style-name="P1"/>
        <text:p text:style-name="P1"><text:s/>and it is our opinion that combinations with electrolysis,</text:p>
        <text:p text:style-name="P1"/>
        <text:p text:style-name="P1"><text:s/>although even more challenging,</text:p>
        <text:p text:style-name="P1"/>
        <text:p text:style-name="P1"><text:s/>could also lead to synergetic effects.</text:p>
        <text:p text:style-name="P1"/>
        <text:p text:style-name="P1"><text:s/>As is the case for many important issues brought forward in the current age,</text:p>
        <text:p text:style-name="P1"/>
        <text:p text:style-name="P1"><text:s/>with a high probability the future will rely on a true amalgam of technologies and solutions,</text:p>
        <text:p text:style-name="P1"/>
        <text:p text:style-name="P1"><text:s/>each for its specific tasks,</text:p>
        <text:p text:style-name="P1"/>
        <text:p text:style-name="P1"><text:s/>rather than the ‘one solution (or technology) fits all’ mentality of the old age.</text:p>
        <text:p text:style-name="P1"/>
        <text:p text:style-name="P5"/>
        <text:p text:style-name="P7">#23.7</text:p>
        <text:p text:style-name="P1"/>
        <text:p text:style-name="P1">From the current analysis,</text:p>
        <text:p text:style-name="P1"/>
        <text:p text:style-name="P1"><text:s/>it is evident that pure CO2 splitting could reach industrial implementation at a faster pace.</text:p>
        <text:p text:style-name="P1"/>
        <text:p text:style-name="P1"><text:s/>Nevertheless,</text:p>
        <text:p text:style-name="P1"/>
        <text:p text:style-name="P1"><text:s/>CO2 conversion using a hydrogen source as a co-reactant should certainly be further pursued,</text:p>
        <text:p text:style-name="P1"/>
        <text:p text:style-name="P1"><text:s/>since – when successful – in the long run it offers us the possibility of producing a wide variety of value-added chemicals and fuels,</text:p>
        <text:p text:style-name="P1"/>
        <text:p text:style-name="P1"><text:s/>starting from the same building block and allowing the flexibility to tune the output depending on the market's needs.</text:p>
        <text:p text:style-name="P1"/>
        <text:p text:style-name="P1"><text:soft-page-break/><text:s/>On that account,</text:p>
        <text:p text:style-name="P1"/>
        <text:p text:style-name="P1"><text:s/>we believe plasmas could be – at least part of – the bright light that shines on our horizon.</text:p>
        <text:p text:style-name="P1"/>
        <text:p text:style-name="P1"/>
        <text:p text:style-name="P1">Acknowledgements</text:p>
        <text:p text:style-name="P1"/>
        <text:p text:style-name="P1">We would like to thank W.</text:p>
        <text:p text:style-name="P1"/>
        <text:p text:style-name="P1"><text:s/>Wang (University of Antwerp) for providing the data on the thermal equilibrium conversions.</text:p>
        <text:p text:style-name="P1"/>
        <text:p text:style-name="P1"><text:s/>Furthermore,</text:p>
        <text:p text:style-name="P1"/>
        <text:p text:style-name="P1"><text:s/>we acknowledge financial support from the IAP/7 (Inter-university Attraction Pole) programme ‘PSI-Physical Chemistry of Plasma-Surface Interactions’ by the Belgian Federal Office for Science Policy (BELSPO),</text:p>
        <text:p text:style-name="P1"/>
        <text:p text:style-name="P1"><text:s/>the Methusalem financing of the University of Antwerp,</text:p>
        <text:p text:style-name="P1"/>
        <text:p text:style-name="P1"><text:s/>the Fund for Scientific Research Flanders (FWO; Grant no.</text:p>
        <text:p text:style-name="P1"/>
        <text:p text:style-name="P1"><text:s/>G.</text:p>
        <text:p text:style-name="P1"/>
        <text:p text:style-name="P1">0383.16N, G.</text:p>
        <text:p text:style-name="P1"/>
        <text:p text:style-name="P1">0254.14N and G.</text:p>
        <text:p text:style-name="P1"/>
        <text:p text:style-name="P1">0217.14N),</text:p>
        <text:p text:style-name="P1"/>
        <text:p text:style-name="P1"><text:s/>the TOP research project of the Research Fund of the University of Antwerp (grant ID.</text:p>
        <text:p text:style-name="P1"/>
        <text:p text:style-name="P1"><text:s/>32249). </text:p>
      </text:section>
      <text:p text:style-name="P1"/>
      <text:p text:style-name="P5"/>
      <text:p text:style-name="P7">#24</text:p>
      <text:section text:style-name="Sect1" text:name="セクション23">
        <text:p text:style-name="P1"><text:s/>4.3. Plasma-catalysis</text:p>
        <text:p text:style-name="P1"/>
        <text:p text:style-name="P1">As with most of the technologies described in Section 3, plasma set-ups can also be combined with a packing material or catalyst,</text:p>
        <text:p text:style-name="P1"/>
        <text:p text:style-name="P1"><text:s/>giving rise to plasma-catalysis.</text:p>
        <text:p text:style-name="P1"/>
        <text:p text:style-name="P1"><text:s/>Plasma-catalysis is an emerging branch of plasma processing at the interface of a variety of disciplines,</text:p>
        <text:p text:style-name="P1"/>
        <text:p text:style-name="P1"><text:s/>including physical chemistry,</text:p>
        <text:p text:style-name="P1"/>
        <text:p text:style-name="P1"><text:s/>material science,</text:p>
        <text:p text:style-name="P1"/>
        <text:p text:style-name="P1"><text:s/>nanotechnology,</text:p>
        <text:p text:style-name="P1"/>
        <text:p text:style-name="P1"><text:s/>catalysis,</text:p>
        <text:p text:style-name="P1"/>
        <text:p text:style-name="P1"><text:s/>plasma physics and plasma chemistry.</text:p>
        <text:p text:style-name="P1"/>
        <text:p text:style-name="P1"><text:s/>In short,</text:p>
        <text:p text:style-name="P1"/>
        <text:p text:style-name="P1"><text:soft-page-break/><text:s/>its objective is to enhance plasma reactions by adding a catalyst to the reaction cycle and vice versa.</text:p>
        <text:p text:style-name="P1"/>
        <text:p text:style-name="P5"/>
        <text:p text:style-name="P7">#24.1</text:p>
        <text:p text:style-name="P1"><text:s/>Theoretically speaking,</text:p>
        <text:p text:style-name="P1"/>
        <text:p text:style-name="P1"><text:s/>combining plasma with catalysis offers the best of both worlds.</text:p>
        <text:p text:style-name="P1"/>
        <text:p text:style-name="P1"><text:s/>Inert molecules are activated by the plasma under mild conditions,</text:p>
        <text:p text:style-name="P1"/>
        <text:p text:style-name="P1"><text:s/>and subsequently the activated species selectively recombine at the catalyst surface to yield the desired products.</text:p>
        <text:p text:style-name="P1"/>
        <text:p text:style-name="P1"><text:s/>This will be especially important to further advance and optimize the %%<text:span text:style-name="T1">direct oxidative liquefaction pathway</text:span> of plasmachemical CO2 conversion,</text:p>
        <text:p text:style-name="P1"/>
        <text:p text:style-name="P1"><text:s/>in order to selectively produce the desired liquid products.</text:p>
        <text:p text:style-name="P1"/>
        <text:p text:style-name="P5"/>
        <text:p text:style-name="P7">#24.2</text:p>
        <text:p text:style-name="P1"><text:s/>In this section,</text:p>
        <text:p text:style-name="P1"/>
        <text:p text:style-name="P1"><text:s/>we present a brief overview of the different approaches and possible interactions between the plasma and the catalyst.</text:p>
        <text:p text:style-name="P1"/>
        <text:p text:style-name="P1"><text:s/>For more extensive details,</text:p>
        <text:p text:style-name="P1"/>
        <text:p text:style-name="P1"><text:s/>we refer to several broad reviews on this specific topic that have recently been published.</text:p>
        <text:p text:style-name="P1"/>
        <text:p text:style-name="P1">83,102–104</text:p>
        <text:p text:style-name="P1">4.3.1. Approaches</text:p>
        <text:p text:style-name="P1"/>
        <text:p text:style-name="P1">Plasmas and catalysts can be combined in two main configurations,</text:p>
        <text:p text:style-name="P1"/>
        <text:p text:style-name="P1"><text:s/>as illustrated in Fig.</text:p>
        <text:p text:style-name="P1"/>
        <text:p text:style-name="P1"><text:s/>16. In the first,</text:p>
        <text:p text:style-name="P1"/>
        <text:p text:style-name="P1"><text:s/>the so-called two-stage configuration (Fig.</text:p>
        <text:p text:style-name="P1"/>
        <text:p text:style-name="P1"><text:s/>16(b)),</text:p>
        <text:p text:style-name="P1"/>
        <text:p text:style-name="P1"><text:s/>the catalyst is spatially separated from the plasma region,</text:p>
        <text:p text:style-name="P1"/>
        <text:p text:style-name="P1"><text:s/>either upstream or downstream,</text:p>
        <text:p text:style-name="P1"/>
        <text:p text:style-name="P1"><text:s/>but the main configuration is downstream.</text:p>
        <text:p text:style-name="P1"/>
        <text:p text:style-name="P1"><text:s/>In the second,</text:p>
        <text:p text:style-name="P1"/>
        <text:p text:style-name="P1"><text:s/>the so-called one-stage configuration (Fig.</text:p>
        <text:p text:style-name="P1"/>
        <text:p text:style-name="P1"><text:s/>16(c)),</text:p>
        <text:p text:style-name="P1"/>
        <text:p text:style-name="P1"><text:s/>the catalyst is placed inside the discharge region.</text:p>
        <text:p text:style-name="P1"/>
        <text:p text:style-name="P1"><text:soft-page-break/><text:s/>In a traditional thermal catalysis experiment,</text:p>
        <text:p text:style-name="P1"/>
        <text:p text:style-name="P1"><text:s/>molecules are dissociatively adsorbed onto the catalyst with the energy being supplied in the form of heat.</text:p>
        <text:p text:style-name="P1"/>
        <text:p text:style-name="P1"><text:s/>In plasma-assisted catalysis,</text:p>
        <text:p text:style-name="P1"/>
        <text:p text:style-name="P1"><text:s/>species are activated by the plasma due to excitation,</text:p>
        <text:p text:style-name="P1"/>
        <text:p text:style-name="P1"><text:s/>ionization or dissociation by electrons in the gas phase or on the catalyst surface.</text:p>
        <text:p text:style-name="P1"/>
        <text:p text:style-name="P1"><text:s/></text:p>
        <text:p text:style-name="P1"/>
        <text:p text:style-name="P1"><text:s/>The major difference between the one-stage and two-stage configuration is the kind of species to which the catalyst is exposed.</text:p>
        <text:p text:style-name="P1"/>
        <text:p text:style-name="P1"><text:s/>In the two-stage configuration,</text:p>
        <text:p text:style-name="P1"/>
        <text:p text:style-name="P1"><text:s/>the end-products and the long-lived intermediates will interact with the catalyst,</text:p>
        <text:p text:style-name="P1"/>
        <text:p text:style-name="P1"><text:s/>while in the one-stage configuration,</text:p>
        <text:p text:style-name="P1"/>
        <text:p text:style-name="P1"><text:s/>the catalyst can also interact with all the short-lived species,</text:p>
        <text:p text:style-name="P1"/>
        <text:p text:style-name="P1"><text:s/>including excited species,</text:p>
        <text:p text:style-name="P1"/>
        <text:p text:style-name="P1"><text:s/>radicals,</text:p>
        <text:p text:style-name="P1"/>
        <text:p text:style-name="P1"><text:s/>photons and electrons.</text:p>
        <text:p text:style-name="P1"/>
        <text:p text:style-name="P1"><text:s/>Furthermore,</text:p>
        <text:p text:style-name="P1"/>
        <text:p text:style-name="P1"><text:s/>in this configuration the catalyst may also be influenced by the plasma and vice versa (see below).</text:p>
        <text:p text:style-name="P1"/>
        <text:p text:style-name="P5"/>
        <text:p text:style-name="P7">#24.3</text:p>
        <text:p text:style-name="P1"><text:s/>Besides plasma-catalysis,</text:p>
        <text:p text:style-name="P1"/>
        <text:p text:style-name="P1"><text:s/>the #%<text:span text:style-name="T2">preparation and modification of catalysts by plasma treatment</text:span> is gaining increased attention,</text:p>
        <text:p text:style-name="P1"/>
        <text:p text:style-name="P1"><text:s/>especially for catalysts with a low thermal stability.</text:p>
        <text:p text:style-name="P1"/>
        <text:p text:style-name="P1">103</text:p>
        <text:p text:style-name="P1"/>
        <text:p text:style-name="P1">The most widely investigated and,</text:p>
        <text:p text:style-name="P1"/>
        <text:p text:style-name="P1"><text:s/>for this review,</text:p>
        <text:p text:style-name="P1"/>
        <text:p text:style-name="P1"><text:s/>most interesting configuration is the one-stage configuration,</text:p>
        <text:p text:style-name="P1"/>
        <text:p text:style-name="P1"><text:s/>in which the catalyst is placed inside the discharge region,</text:p>
        <text:p text:style-name="P1"/>
        <text:p text:style-name="P1"><text:s/>either completely or only partially occupying the discharge zone.</text:p>
        <text:p text:style-name="P1"/>
        <text:p text:style-name="P1"><text:s/>The catalyst itself can be introduced in the discharge as pellets,</text:p>
        <text:p text:style-name="P1"/>
        <text:p text:style-name="P1"><text:s/>(fine) powders,</text:p>
        <text:p text:style-name="P1"><text:soft-page-break/></text:p>
        <text:p text:style-name="P1"><text:s/>foams,</text:p>
        <text:p text:style-name="P1"/>
        <text:p text:style-name="P1"><text:s/>%%<text:span text:style-name="T1">honeycomb monoliths</text:span>,</text:p>
        <text:p text:style-name="P1"/>
        <text:p text:style-name="P1"><text:s/>different electrode materials and electrode coatings or as coated %%<text:span text:style-name="T1">quartz wool</text:span>.</text:p>
        <text:p text:style-name="P1"/>
        <text:p text:style-name="P1"><text:s/>The ease of adding a catalyst into the discharge zone greatly varies depending on the type of plasma reactor used.</text:p>
        <text:p text:style-name="P1"/>
        <text:p text:style-name="P5"/>
        <text:p text:style-name="P7">#24.4</text:p>
        <text:p text:style-name="P1"><text:s/>In general,</text:p>
        <text:p text:style-name="P1"/>
        <text:p text:style-name="P1"><text:s/>due to their simple geometry and operation close to room temperature,</text:p>
        <text:p text:style-name="P1"/>
        <text:p text:style-name="P1"><text:s/>implementation of a catalyst in a DBD reactor is very easy.</text:p>
        <text:p text:style-name="P1"/>
        <text:p text:style-name="P1"><text:s/>Although MWs also have a simple geometry,</text:p>
        <text:p text:style-name="P1"/>
        <text:p text:style-name="P1"><text:s/>due to the high gas temperature inside the discharge zone (1000–2000 K compared to 300–400 K for DBD) catalysts are often placed downstream,</text:p>
        <text:p text:style-name="P1"/>
        <text:p text:style-name="P1"><text:s/>due to their low thermal stability.</text:p>
        <text:p text:style-name="P1"/>
        <text:p text:style-name="P1"><text:s/>Finally,</text:p>
        <text:p text:style-name="P1"/>
        <text:p text:style-name="P1"><text:s/>GA discharges have rather complex geometries and the same higher gas temperatures,</text:p>
        <text:p text:style-name="P1"/>
        <text:p text:style-name="P1"><text:s/>thus catalysts are typically introduced downstream,</text:p>
        <text:p text:style-name="P1"/>
        <text:p text:style-name="P1"><text:s/>although the use of a %%<text:span text:style-name="T1">spouted bed</text:span> has also been reported.</text:p>
        <text:p text:style-name="P1"/>
        <text:p text:style-name="P1">105 If these MW and GA discharges can be operated at slightly lower temperatures (≤1000 K),</text:p>
        <text:p text:style-name="P1"/>
        <text:p text:style-name="P1"><text:s/>this would yield new possibilities.</text:p>
        <text:p text:style-name="P1"/>
        <text:p text:style-name="P1"><text:s/>It would also open up the way for using sufficiently thermally stable catalysts inside the discharge zone,</text:p>
        <text:p text:style-name="P1"/>
        <text:p text:style-name="P1"><text:s/>and at the same time it would allow thermal activation of catalysts inside the discharge zone by the plasma.</text:p>
        <text:p text:style-name="P1"/>
        <text:p text:style-name="P5"/>
        <text:p text:style-name="P7">#24.5</text:p>
        <text:p text:style-name="P1">4.3.2. Synergetic effects</text:p>
        <text:p text:style-name="P1"/>
        <text:p text:style-name="P1">The resulting interactions when combining a plasma with a catalyst for plasma-based CO2 conversion often yield improved process results in terms of conversion,</text:p>
        <text:p text:style-name="P1"/>
        <text:p text:style-name="P1"><text:s/>selectivity,</text:p>
        <text:p text:style-name="P1"/>
        <text:p text:style-name="P1"><text:s/>yield and energy efficiency.</text:p>
        <text:p text:style-name="P1"/>
        <text:p text:style-name="P1"><text:s/>This surplus effect,</text:p>
        <text:p text:style-name="P1"/>
        <text:p text:style-name="P1"><text:soft-page-break/><text:s/>as shown in Fig.</text:p>
        <text:p text:style-name="P1"/>
        <text:p text:style-name="P1"><text:s/>17, is a complex phenomenon originating from the interplay between the various plasma–catalyst interactions and is often termed ‘synergy’,</text:p>
        <text:p text:style-name="P1"/>
        <text:p text:style-name="P1"><text:s/>when the combined effect is larger than the sum of the two separate effects.</text:p>
        <text:p text:style-name="P1"/>
        <text:p text:style-name="P1">102 Note that most research to date regarding this effect #%<text:span text:style-name="T2">has been performed for DBDs</text:span>.</text:p>
        <text:p text:style-name="P1"/>
        <text:p text:style-name="P1"><text:s/></text:p>
        <text:p text:style-name="P1"/>
        <text:p text:style-name="P1"><text:s/>The complex interactions can be subdivided into two categories: the effects of the plasma on the catalyst,</text:p>
        <text:p text:style-name="P1"/>
        <text:p text:style-name="P1"><text:s/>and vice versa,</text:p>
        <text:p text:style-name="P1"/>
        <text:p text:style-name="P1"><text:s/>the effects of the catalyst on the plasma.</text:p>
        <text:p text:style-name="P1"/>
        <text:p text:style-name="P1">102,107 Second,</text:p>
        <text:p text:style-name="P1"/>
        <text:p text:style-name="P1"><text:s/>it is important to distinguish between the two types of effects: physical and chemical effects.</text:p>
        <text:p text:style-name="P1"/>
        <text:p text:style-name="P1"><text:s/>While the physical effects are mainly responsible for gaining a better energy efficiency,</text:p>
        <text:p text:style-name="P1"/>
        <text:p text:style-name="P1"><text:s/>the chemical effects can lead to an improved selectivity towards the targeted products.</text:p>
        <text:p text:style-name="P1"/>
        <text:p text:style-name="P1"><text:s/>In the case of CO2 splitting,</text:p>
        <text:p text:style-name="P1"/>
        <text:p text:style-name="P1"><text:s/>mainly CO and O2 are formed,</text:p>
        <text:p text:style-name="P1"/>
        <text:p text:style-name="P1"><text:s/>so the primary added value of the catalyst is to increase the energy efficiency,</text:p>
        <text:p text:style-name="P1"/>
        <text:p text:style-name="P1"><text:s/>although the conversion can also be improved by chemical effects,</text:p>
        <text:p text:style-name="P1"/>
        <text:p text:style-name="P1"><text:s/>such as enhanced dissociative chemisorption due to the catalyst acid/basic sites.</text:p>
        <text:p text:style-name="P1"/>
        <text:p text:style-name="P1"><text:s/>When adding a co-reactant (e.</text:p>
        <text:p text:style-name="P1"/>
        <text:p text:style-name="P1">g. CH4, H2O, H2), the catalyst allows modifying the selectivity towards the targeted products.</text:p>
        <text:p text:style-name="P1"/>
        <text:p text:style-name="P5"/>
        <text:p text:style-name="P7">#24.6</text:p>
        <text:p text:style-name="P1"/>
        <text:p text:style-name="P1">An overview of the plasma–catalyst interactions is given in Fig.</text:p>
        <text:p text:style-name="P1"/>
        <text:p text:style-name="P1"><text:s/>18. When adding a catalyst,</text:p>
        <text:p text:style-name="P1"/>
        <text:p text:style-name="P1"><text:s/>the following effects on the plasma have been reported: (i) an enhancement of the electric field through the geometric distortion and surface roughness; (ii) the formation of micro-discharges inside the pores of the catalyst material,</text:p>
        <text:p text:style-name="P1"/>
        <text:p text:style-name="P1"><text:s/>due to the very strong electric field <text:soft-page-break/>inside the pores,</text:p>
        <text:p text:style-name="P1"/>
        <text:p text:style-name="P1"><text:s/>leading to different characteristics compared to the bulk; (iii) a change in the discharge type,</text:p>
        <text:p text:style-name="P1"/>
        <text:p text:style-name="P1"><text:s/>because the presence of insulating surfaces promotes the development of surface discharges; (iv) the adsorption of species on the catalyst surface,</text:p>
        <text:p text:style-name="P1"/>
        <text:p text:style-name="P1"><text:s/>which affects their concentration and conversion due to longer retention times.</text:p>
        <text:p text:style-name="P1"/>
        <text:p text:style-name="P1"><text:s/>All the effects of the catalyst on the plasma can thus generally be considered as physical effects.</text:p>
        <text:p text:style-name="P1"/>
        <text:p text:style-name="P1"><text:s/>The reported effects of the plasma on the catalyst,</text:p>
        <text:p text:style-name="P1"/>
        <text:p text:style-name="P1"><text:s/>on the other hand,</text:p>
        <text:p text:style-name="P1"/>
        <text:p text:style-name="P1"><text:s/>are of both a physical and chemical nature.</text:p>
        <text:p text:style-name="P1"/>
        <text:p text:style-name="P1"><text:s/>They include: (i) changes in its physico-chemical properties,</text:p>
        <text:p text:style-name="P1"/>
        <text:p text:style-name="P1"><text:s/>such as a higher adsorption probability at the catalyst surface,</text:p>
        <text:p text:style-name="P1"/>
        <text:p text:style-name="P1"><text:s/>a higher catalyst surface area,</text:p>
        <text:p text:style-name="P1"/>
        <text:p text:style-name="P1"><text:s/>a changed catalyst oxidation state,</text:p>
        <text:p text:style-name="P1"/>
        <text:p text:style-name="P1"><text:s/>the reduction of metal oxide catalysts to their metallic form,</text:p>
        <text:p text:style-name="P1"/>
        <text:p text:style-name="P1"><text:s/>reduced coke formation on the surface and a change in the catalyst work function; (ii) the formation of hot spots on the surface due to the formation of strong micro-discharges; (iii) catalyst activation by photon irradiation emitted by the excited plasma species (although this effect is probably of only minor importance due to the low photon fluxes); (iv) lowered activation barriers due to there being more reactive vibrationally excited plasma species and consequently a greater possibility for non-adiabatic barrier crossings; (v) changes in the reaction pathways due to the presence of a wide variety of (re)active species.</text:p>
        <text:p text:style-name="P1"/>
        <text:p text:style-name="P1"><text:s/></text:p>
      </text:section>
      <text:p text:style-name="P1"/>
      <text:p text:style-name="P5"/>
      <text:p text:style-name="P7">#24.7</text:p>
      <text:section text:style-name="Sect1" text:name="セクション24">
        <text:p text:style-name="P1">While the physical effects have been more extensively studied,</text:p>
        <text:p text:style-name="P1"/>
        <text:p text:style-name="P1"><text:s/>such as the plasma behaviour in packed-bed DBD reactors108 or inside catalyst pores,</text:p>
        <text:p text:style-name="P1"/>
        <text:p text:style-name="P1">109 the chemical effects are less understood,</text:p>
        <text:p text:style-name="P1"/>
        <text:p text:style-name="P1"><text:soft-page-break/><text:s/>mainly because they are often correlated with the physical effects.</text:p>
        <text:p text:style-name="P1"/>
        <text:p text:style-name="P1"><text:s/>Indeed,</text:p>
        <text:p text:style-name="P1"/>
        <text:p text:style-name="P1"><text:s/>in a DBD,</text:p>
        <text:p text:style-name="P1"/>
        <text:p text:style-name="P1"><text:s/>the catalyst is mostly introduced as a packed bed,</text:p>
        <text:p text:style-name="P1"/>
        <text:p text:style-name="P1"><text:s/>making it difficult to distinguish between the two effects.</text:p>
        <text:p text:style-name="P1"/>
        <text:p text:style-name="P1"><text:s/>Hence,</text:p>
        <text:p text:style-name="P1"/>
        <text:p text:style-name="P1"><text:s/>more systematic studies on both the physical and chemical effects of the catalyst material are highly needed.</text:p>
        <text:p text:style-name="P1"/>
        <text:p text:style-name="P1">102 Furthermore,</text:p>
        <text:p text:style-name="P1"/>
        <text:p text:style-name="P1"><text:s/>as summarized in Fig.</text:p>
        <text:p text:style-name="P1"/>
        <text:p text:style-name="P1"><text:s/>19, the plasma and catalyst both have an influence on the gas composition,</text:p>
        <text:p text:style-name="P1"/>
        <text:p text:style-name="P1"><text:s/>and at the same time the plasma influences the catalyst properties and vice versa,</text:p>
        <text:p text:style-name="P1"/>
        <text:p text:style-name="P1"><text:s/>as mentioned above.</text:p>
        <text:p text:style-name="P1"/>
        <text:p text:style-name="P1"><text:s/>Therefore,</text:p>
        <text:p text:style-name="P1"/>
        <text:p text:style-name="P1"><text:s/>both the gas composition and the plasma and catalyst properties continuously influence each other,</text:p>
        <text:p text:style-name="P1"/>
        <text:p text:style-name="P1"><text:s/>and at the same time are influenced by the plasma chemistry and surface chemistry.</text:p>
        <text:p text:style-name="P1"/>
        <text:p text:style-name="P1"><text:s/>Thus,</text:p>
        <text:p text:style-name="P1"/>
        <text:p text:style-name="P1"><text:s/>it is recommended to develop tailored catalysts for plasma-catalysis,</text:p>
        <text:p text:style-name="P1"/>
        <text:p text:style-name="P1"><text:s/>rather than simply relying on classical catalysts.</text:p>
        <text:p text:style-name="P1"/>
        <text:p text:style-name="P1"><text:s/>This is discussed further in Section 5. </text:p>
        <text:p text:style-name="P1"/>
        <text:p text:style-name="P1">Finally,</text:p>
        <text:p text:style-name="P1"/>
        <text:p text:style-name="P1"><text:s/>it is worth mentioning that besides CO2 conversion,</text:p>
        <text:p text:style-name="P1"/>
        <text:p text:style-name="P1"><text:s/>the combination of plasma with catalysts is also promising for nanomaterial synthesis,</text:p>
        <text:p text:style-name="P1"/>
        <text:p text:style-name="P1"><text:s/>such as for the growth of carbon nanotubes,</text:p>
        <text:p text:style-name="P1"/>
        <text:p text:style-name="P1"><text:s/>nanofibres,</text:p>
        <text:p text:style-name="P1"/>
        <text:p text:style-name="P1"><text:s/>and graphene.</text:p>
        <text:p text:style-name="P1"/>
        <text:p text:style-name="P1"><text:s/>To date,</text:p>
        <text:p text:style-name="P1"/>
        <text:p text:style-name="P1"><text:s/>research on this topic has been mainly focused on pure methane plasmas,</text:p>
        <text:p text:style-name="P1"/>
        <text:p text:style-name="P1"><text:s/>instead of CO2 plasmas.</text:p>
        <text:p text:style-name="P1"/>
        <text:p text:style-name="P1"><text:s/>This is,</text:p>
        <text:p text:style-name="P1"/>
        <text:p text:style-name="P1"><text:s/>however,</text:p>
        <text:p text:style-name="P1"><text:soft-page-break/></text:p>
        <text:p text:style-name="P1"><text:s/>outside the scope of the present review,</text:p>
        <text:p text:style-name="P1"/>
        <text:p text:style-name="P1"><text:s/>but we refer to another recent review paper,</text:p>
        <text:p text:style-name="P1"/>
        <text:p text:style-name="P1"><text:s/>where these applications are discussed in detail.</text:p>
        <text:p text:style-name="P1"/>
        <text:p text:style-name="P1">102</text:p>
      </text:section>
      <text:p text:style-name="P1"/>
      <text:p text:style-name="P1">]XXX</text:p>
      <text:p text:style-name="P1"/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9"/>
          </table:table-cell>
          <table:table-cell table:style-name="表1.A1" office:value-type="string">
            <text:p text:style-name="P3">#%<text:span text:style-name="T1">Plasma-Driven Catalysis</text:span></text:p>
          </table:table-cell>
          <table:table-cell table:style-name="表1.A1" office:value-type="string">
            <text:p text:style-name="P9">keyword</text:p>
          </table:table-cell>
          <table:table-cell table:style-name="表1.D1" office:value-type="string">
            <text:p text:style-name="P10">青２</text:p>
          </table:table-cell>
        </table:table-row>
        <table:table-row>
          <table:table-cell table:style-name="表1.A2" office:value-type="string">
            <text:p text:style-name="P9"/>
          </table:table-cell>
          <table:table-cell table:style-name="表1.A2" office:value-type="string">
            <text:p text:style-name="P3">%%<text:span text:style-name="T2">flexibility to be scaled up and down</text:span></text:p>
          </table:table-cell>
          <table:table-cell table:style-name="表1.A2" office:value-type="string">
            <text:p text:style-name="P9">notice</text:p>
          </table:table-cell>
          <table:table-cell table:style-name="表1.D2" office:value-type="string">
            <text:p text:style-name="P10">緑４</text:p>
          </table:table-cell>
        </table:table-row>
        <table:table-row>
          <table:table-cell table:style-name="表1.A2" office:value-type="string">
            <text:p text:style-name="P9"/>
          </table:table-cell>
          <table:table-cell table:style-name="表1.A2" office:value-type="string">
            <text:p text:style-name="P6">#2</text:p>
          </table:table-cell>
          <table:table-cell table:style-name="表1.A2" office:value-type="string">
            <text:p text:style-name="P9">location number</text:p>
          </table:table-cell>
          <table:table-cell table:style-name="表1.D2" office:value-type="string">
            <text:p text:style-name="P10">青２</text:p>
            <text:p text:style-name="P10">オレンジ色１</text:p>
          </table:table-cell>
        </table:table-row>
      </table:table>
      <text:p text:style-name="P1"/>
      <text:p text:style-name="P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1">([^\d])(\.|\,)</text:p>
          </table:table-cell>
          <table:table-cell table:style-name="表2.B1" office:value-type="string">
            <text:p text:style-name="P9">$1$2\n\n</text:p>
          </table:table-cell>
          <table:table-cell table:style-name="表2.D1" office:value-type="string">
            <text:p text:style-name="P10"/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">([^\d]{2,}?)(\.|\,)</text:p>
          </table:table-cell>
          <table:table-cell table:style-name="表2.B2" office:value-type="string">
            <text:p text:style-name="P9">$1$2\n\n</text:p>
          </table:table-cell>
          <table:table-cell table:style-name="表2.D2" office:value-type="string">
            <text:p text:style-name="P10"/>
          </table:table-cell>
        </table:table-row>
      </table:table>
      <text:p text:style-name="P1"/>
      <text:p text:style-name="P1">/ ------------------------------------------ [resource] 20200526_153656 /</text:p>
      <text:p text:style-name="P1"/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list xml:id="list643672945519670747" text:style-name="L1">
              <text:list-item>
                <text:p text:style-name="P11"><text:span text:style-name="T3">write “aaa” || </text:span><text:span text:style-name="T4">select</text:span></text:p>
              </text:list-item>
              <text:list-item>
                <text:p text:style-name="P13">M – w &gt; a (<text:span text:style-name="T5">duplicate)</text:span></text:p>
              </text:list-item>
              <text:list-item>
                <text:p text:style-name="P14">C – f &gt; “@x3” &gt; Ret x 2</text:p>
              </text:list-item>
              <text:list-item>
                <text:p text:style-name="P14">select ==&gt; “@x3” || cut [M – x] || M – Tab (back to the orig)</text:p>
              </text:list-item>
              <text:list-item>
                <text:p text:style-name="P14">M – v (paste) || M – Tab (to the dup)</text:p>
              </text:list-item>
              <text:list-item>
                <text:p text:style-name="P14">select ==&gt; loc label <text:s/>|| M – c || C – w (close the dup)</text:p>
              </text:list-item>
              <text:list-item>
                <text:p text:style-name="P14">M – v (paste)</text:p>
              </text:list-item>
              <text:list-item>
                <text:p text:style-name="P14">new label ==&gt; edit</text:p>
              </text:list-item>
              <text:list-item>
                <text:p text:style-name="P14">C – s (save)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"/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09-08T18:35:40.25</dc:date>
    <dc:creator>iwabuchi ken</dc:creator>
    <meta:editing-duration>PT19H42M17S</meta:editing-duration>
    <meta:editing-cycles>186</meta:editing-cycles>
    <meta:generator>OpenOffice/4.1.3$Win32 OpenOffice.org_project/413m1$Build-9783</meta:generator>
    <meta:document-statistic meta:table-count="3" meta:image-count="0" meta:object-count="0" meta:page-count="37" meta:paragraph-count="927" meta:word-count="7566" meta:character-count="48275"/>
  </office:meta>
</office:document-meta>
</file>